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939cm"/>
    </style:style>
    <style:style style:name="co3" style:family="table-column">
      <style:table-column-properties fo:break-before="auto" style:column-width="2.469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ff99"/>
    </style:style>
    <style:style style:name="ce2" style:family="table-cell" style:parent-style-name="Default">
      <style:table-cell-properties fo:background-color="#33ff99"/>
      <style:text-properties style:font-name="Arial" style:font-name-asian="ＭＳ Ｐゴシック" style:font-name-complex="Arial1"/>
    </style:style>
  </office:automatic-styles>
  <office:body>
    <office:spreadsheet>
      <table:table table:name="continue_loss" table:style-name="ta1" table:print="false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3">
          <table:table-cell table:style-name="ce1" office:value-type="string">
            <text:p>パス</text:p>
          </table:table-cell>
          <table:table-cell table:style-name="ce1" office:value-type="string">
            <text:p>損益</text:p>
          </table:table-cell>
          <table:table-cell table:style-name="ce1" office:value-type="string">
            <text:p>総取引回数</text:p>
          </table:table-cell>
          <table:table-cell table:style-name="ce1" office:value-type="string">
            <text:p>PF</text:p>
          </table:table-cell>
          <table:table-cell table:style-name="ce1" office:value-type="string">
            <text:p>期待利得</text:p>
          </table:table-cell>
          <table:table-cell table:style-name="ce1" office:value-type="string">
            <text:p>ドローダウン</text:p>
          </table:table-cell>
          <table:table-cell table:style-name="ce2" office:value-type="string">
            <text:p>ドローダウン%</text:p>
          </table:table-cell>
          <table:table-cell table:style-name="ce1"/>
          <table:table-cell table:style-name="ce1" office:value-type="string">
            <text:p>パラメータ1</text:p>
          </table:table-cell>
          <table:table-cell table:style-name="ce1" office:value-type="string">
            <text:p>パラメータ2</text:p>
          </table:table-cell>
          <table:table-cell table:style-name="ce1" office:value-type="string">
            <text:p>パラメータ3</text:p>
          </table:table-cell>
          <table:table-cell table:style-name="ce1" office:value-type="string">
            <text:p>パラメータ4</text:p>
          </table:table-cell>
          <table:table-cell table:style-name="ce1" office:value-type="string">
            <text:p>パラメータ5</text:p>
          </table:table-cell>
          <table:table-cell table:style-name="ce1" office:value-type="string">
            <text:p>パラメータ6</text:p>
          </table:table-cell>
          <table:table-cell table:style-name="ce1" office:value-type="string">
            <text:p>パラメータ7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08161">
            <text:p>208161</text:p>
          </table:table-cell>
          <table:table-cell office:value-type="float" office:value="171">
            <text:p>171</text:p>
          </table:table-cell>
          <table:table-cell office:value-type="float" office:value="1.81">
            <text:p>1.81</text:p>
          </table:table-cell>
          <table:table-cell office:value-type="float" office:value="1217.32">
            <text:p>1217.32</text:p>
          </table:table-cell>
          <table:table-cell office:value-type="float" office:value="47773">
            <text:p>47773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continue_loss=1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profit=180 </text:p>
          </table:table-cell>
          <table:table-cell office:value-type="string">
            <text:p>a2_loss=160 </text:p>
          </table:table-cell>
          <table:table-cell office:value-type="string">
            <text:p>a2_min_lots_mode=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22444">
            <text:p>322444</text:p>
          </table:table-cell>
          <table:table-cell office:value-type="float" office:value="171">
            <text:p>171</text:p>
          </table:table-cell>
          <table:table-cell office:value-type="float" office:value="1.99">
            <text:p>1.99</text:p>
          </table:table-cell>
          <table:table-cell office:value-type="float" office:value="1885.64">
            <text:p>1885.64</text:p>
          </table:table-cell>
          <table:table-cell office:value-type="float" office:value="38305">
            <text:p>38305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continue_loss=2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profit=180 </text:p>
          </table:table-cell>
          <table:table-cell office:value-type="string">
            <text:p>a2_loss=160 </text:p>
          </table:table-cell>
          <table:table-cell office:value-type="string">
            <text:p>a2_min_lots_mode=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37135">
            <text:p>337135</text:p>
          </table:table-cell>
          <table:table-cell office:value-type="float" office:value="171">
            <text:p>171</text:p>
          </table:table-cell>
          <table:table-cell office:value-type="float" office:value="1.94">
            <text:p>1.94</text:p>
          </table:table-cell>
          <table:table-cell office:value-type="float" office:value="1971.55">
            <text:p>1971.55</text:p>
          </table:table-cell>
          <table:table-cell office:value-type="float" office:value="48512">
            <text:p>48512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continue_loss=3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profit=180 </text:p>
          </table:table-cell>
          <table:table-cell office:value-type="string">
            <text:p>a2_loss=160 </text:p>
          </table:table-cell>
          <table:table-cell office:value-type="string">
            <text:p>a2_min_lots_mode=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46929">
            <text:p>346929</text:p>
          </table:table-cell>
          <table:table-cell office:value-type="float" office:value="171">
            <text:p>171</text:p>
          </table:table-cell>
          <table:table-cell office:value-type="float" office:value="1.94">
            <text:p>1.94</text:p>
          </table:table-cell>
          <table:table-cell office:value-type="float" office:value="2028.82">
            <text:p>2028.82</text:p>
          </table:table-cell>
          <table:table-cell office:value-type="float" office:value="53991">
            <text:p>53991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continue_loss=4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profit=180 </text:p>
          </table:table-cell>
          <table:table-cell office:value-type="string">
            <text:p>a2_loss=160 </text:p>
          </table:table-cell>
          <table:table-cell office:value-type="string">
            <text:p>a2_min_lots_mode=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47460">
            <text:p>347460</text:p>
          </table:table-cell>
          <table:table-cell office:value-type="float" office:value="171">
            <text:p>171</text:p>
          </table:table-cell>
          <table:table-cell office:value-type="float" office:value="1.95">
            <text:p>1.95</text:p>
          </table:table-cell>
          <table:table-cell office:value-type="float" office:value="2031.93">
            <text:p>2031.93</text:p>
          </table:table-cell>
          <table:table-cell office:value-type="float" office:value="53460">
            <text:p>53460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continue_loss=5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profit=180 </text:p>
          </table:table-cell>
          <table:table-cell office:value-type="string">
            <text:p>a2_loss=160 </text:p>
          </table:table-cell>
          <table:table-cell office:value-type="string">
            <text:p>a2_min_lots_mode=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47460">
            <text:p>347460</text:p>
          </table:table-cell>
          <table:table-cell office:value-type="float" office:value="171">
            <text:p>171</text:p>
          </table:table-cell>
          <table:table-cell office:value-type="float" office:value="1.95">
            <text:p>1.95</text:p>
          </table:table-cell>
          <table:table-cell office:value-type="float" office:value="2031.93">
            <text:p>2031.93</text:p>
          </table:table-cell>
          <table:table-cell office:value-type="float" office:value="53460">
            <text:p>53460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continue_loss=6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profit=180 </text:p>
          </table:table-cell>
          <table:table-cell office:value-type="string">
            <text:p>a2_loss=160 </text:p>
          </table:table-cell>
          <table:table-cell office:value-type="string">
            <text:p>a2_min_lots_mode=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47460">
            <text:p>347460</text:p>
          </table:table-cell>
          <table:table-cell office:value-type="float" office:value="171">
            <text:p>171</text:p>
          </table:table-cell>
          <table:table-cell office:value-type="float" office:value="1.95">
            <text:p>1.95</text:p>
          </table:table-cell>
          <table:table-cell office:value-type="float" office:value="2031.93">
            <text:p>2031.93</text:p>
          </table:table-cell>
          <table:table-cell office:value-type="float" office:value="53460">
            <text:p>53460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continue_loss=7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profit=180 </text:p>
          </table:table-cell>
          <table:table-cell office:value-type="string">
            <text:p>a2_loss=160 </text:p>
          </table:table-cell>
          <table:table-cell office:value-type="string">
            <text:p>a2_min_lots_mode=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47460">
            <text:p>347460</text:p>
          </table:table-cell>
          <table:table-cell office:value-type="float" office:value="171">
            <text:p>171</text:p>
          </table:table-cell>
          <table:table-cell office:value-type="float" office:value="1.95">
            <text:p>1.95</text:p>
          </table:table-cell>
          <table:table-cell office:value-type="float" office:value="2031.93">
            <text:p>2031.93</text:p>
          </table:table-cell>
          <table:table-cell office:value-type="float" office:value="53460">
            <text:p>53460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continue_loss=8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profit=180 </text:p>
          </table:table-cell>
          <table:table-cell office:value-type="string">
            <text:p>a2_loss=160 </text:p>
          </table:table-cell>
          <table:table-cell office:value-type="string">
            <text:p>a2_min_lots_mode=0</text:p>
          </table:table-cell>
        </table:table-row>
      </table:table>
      <table:table table:name="point" table:style-name="ta1" table:print="false">
        <table:table-column table:style-name="co1" table:number-columns-repeated="8" table:default-cell-style-name="Default"/>
        <table:table-column table:style-name="co3" table:number-columns-repeated="2" table:default-cell-style-name="Default"/>
        <table:table-column table:style-name="co1" table:number-columns-repeated="5" table:default-cell-style-name="Default"/>
        <table:table-row table:style-name="ro3">
          <table:table-cell table:style-name="ce1" office:value-type="string">
            <text:p>パス</text:p>
          </table:table-cell>
          <table:table-cell table:style-name="ce1" office:value-type="string">
            <text:p>損益</text:p>
          </table:table-cell>
          <table:table-cell table:style-name="ce1" office:value-type="string">
            <text:p>総取引回数</text:p>
          </table:table-cell>
          <table:table-cell table:style-name="ce1" office:value-type="string">
            <text:p>PF</text:p>
          </table:table-cell>
          <table:table-cell table:style-name="ce1" office:value-type="string">
            <text:p>期待利得</text:p>
          </table:table-cell>
          <table:table-cell table:style-name="ce1" office:value-type="string">
            <text:p>ドローダウン</text:p>
          </table:table-cell>
          <table:table-cell table:style-name="ce2" office:value-type="string">
            <text:p>ドローダウン%</text:p>
          </table:table-cell>
          <table:table-cell table:style-name="ce1"/>
          <table:table-cell table:style-name="ce1" office:value-type="string">
            <text:p>パラメータ1</text:p>
          </table:table-cell>
          <table:table-cell table:style-name="ce1" office:value-type="string">
            <text:p>パラメータ2</text:p>
          </table:table-cell>
          <table:table-cell table:style-name="ce1" office:value-type="string">
            <text:p>パラメータ3</text:p>
          </table:table-cell>
          <table:table-cell table:style-name="ce1" office:value-type="string">
            <text:p>パラメータ4</text:p>
          </table:table-cell>
          <table:table-cell table:style-name="ce1" office:value-type="string">
            <text:p>パラメータ5</text:p>
          </table:table-cell>
          <table:table-cell table:style-name="ce1" office:value-type="string">
            <text:p>パラメータ6</text:p>
          </table:table-cell>
          <table:table-cell table:style-name="ce1" office:value-type="string">
            <text:p>パラメータ7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77578">
            <text:p>477578</text:p>
          </table:table-cell>
          <table:table-cell office:value-type="float" office:value="171">
            <text:p>171</text:p>
          </table:table-cell>
          <table:table-cell office:value-type="float" office:value="1.63">
            <text:p>1.63</text:p>
          </table:table-cell>
          <table:table-cell office:value-type="float" office:value="2792.85">
            <text:p>2792.85</text:p>
          </table:table-cell>
          <table:table-cell office:value-type="float" office:value="109941">
            <text:p>109941</text:p>
          </table:table-cell>
          <table:table-cell office:value-type="string">
            <text:p>0.01%</text:p>
          </table:table-cell>
          <table:table-cell office:value-type="float" office:value="0">
            <text:p>0</text:p>
          </table:table-cell>
          <table:table-cell office:value-type="string">
            <text:p>a2_profit=160 </text:p>
          </table:table-cell>
          <table:table-cell office:value-type="string">
            <text:p>a2_loss=4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06702">
            <text:p>506702</text:p>
          </table:table-cell>
          <table:table-cell office:value-type="float" office:value="171">
            <text:p>171</text:p>
          </table:table-cell>
          <table:table-cell office:value-type="float" office:value="1.67">
            <text:p>1.67</text:p>
          </table:table-cell>
          <table:table-cell office:value-type="float" office:value="2963.17">
            <text:p>2963.17</text:p>
          </table:table-cell>
          <table:table-cell office:value-type="float" office:value="106420">
            <text:p>106420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180 </text:p>
          </table:table-cell>
          <table:table-cell office:value-type="string">
            <text:p>a2_loss=4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97033">
            <text:p>497033</text:p>
          </table:table-cell>
          <table:table-cell office:value-type="float" office:value="171">
            <text:p>171</text:p>
          </table:table-cell>
          <table:table-cell office:value-type="float" office:value="1.66">
            <text:p>1.66</text:p>
          </table:table-cell>
          <table:table-cell office:value-type="float" office:value="2906.63">
            <text:p>2906.63</text:p>
          </table:table-cell>
          <table:table-cell office:value-type="float" office:value="116650">
            <text:p>116650</text:p>
          </table:table-cell>
          <table:table-cell office:value-type="string">
            <text:p>0.01%</text:p>
          </table:table-cell>
          <table:table-cell office:value-type="float" office:value="0">
            <text:p>0</text:p>
          </table:table-cell>
          <table:table-cell office:value-type="string">
            <text:p>a2_profit=200 </text:p>
          </table:table-cell>
          <table:table-cell office:value-type="string">
            <text:p>a2_loss=4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63073">
            <text:p>363073</text:p>
          </table:table-cell>
          <table:table-cell office:value-type="float" office:value="171">
            <text:p>171</text:p>
          </table:table-cell>
          <table:table-cell office:value-type="float" office:value="1.49">
            <text:p>1.49</text:p>
          </table:table-cell>
          <table:table-cell office:value-type="float" office:value="2123.23">
            <text:p>2123.23</text:p>
          </table:table-cell>
          <table:table-cell office:value-type="float" office:value="116637">
            <text:p>116637</text:p>
          </table:table-cell>
          <table:table-cell office:value-type="string">
            <text:p>0.01%</text:p>
          </table:table-cell>
          <table:table-cell office:value-type="float" office:value="0">
            <text:p>0</text:p>
          </table:table-cell>
          <table:table-cell office:value-type="string">
            <text:p>a2_profit=220 </text:p>
          </table:table-cell>
          <table:table-cell office:value-type="string">
            <text:p>a2_loss=4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92883">
            <text:p>392883</text:p>
          </table:table-cell>
          <table:table-cell office:value-type="float" office:value="171">
            <text:p>171</text:p>
          </table:table-cell>
          <table:table-cell office:value-type="float" office:value="1.53">
            <text:p>1.53</text:p>
          </table:table-cell>
          <table:table-cell office:value-type="float" office:value="2297.56">
            <text:p>2297.56</text:p>
          </table:table-cell>
          <table:table-cell office:value-type="float" office:value="116637">
            <text:p>116637</text:p>
          </table:table-cell>
          <table:table-cell office:value-type="string">
            <text:p>0.01%</text:p>
          </table:table-cell>
          <table:table-cell office:value-type="float" office:value="0">
            <text:p>0</text:p>
          </table:table-cell>
          <table:table-cell office:value-type="string">
            <text:p>a2_profit=240 </text:p>
          </table:table-cell>
          <table:table-cell office:value-type="string">
            <text:p>a2_loss=4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21693">
            <text:p>421693</text:p>
          </table:table-cell>
          <table:table-cell office:value-type="float" office:value="171">
            <text:p>171</text:p>
          </table:table-cell>
          <table:table-cell office:value-type="float" office:value="1.57">
            <text:p>1.57</text:p>
          </table:table-cell>
          <table:table-cell office:value-type="float" office:value="2466.04">
            <text:p>2466.04</text:p>
          </table:table-cell>
          <table:table-cell office:value-type="float" office:value="116637">
            <text:p>116637</text:p>
          </table:table-cell>
          <table:table-cell office:value-type="string">
            <text:p>0.01%</text:p>
          </table:table-cell>
          <table:table-cell office:value-type="float" office:value="0">
            <text:p>0</text:p>
          </table:table-cell>
          <table:table-cell office:value-type="string">
            <text:p>a2_profit=260 </text:p>
          </table:table-cell>
          <table:table-cell office:value-type="string">
            <text:p>a2_loss=4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93753">
            <text:p>393753</text:p>
          </table:table-cell>
          <table:table-cell office:value-type="float" office:value="171">
            <text:p>171</text:p>
          </table:table-cell>
          <table:table-cell office:value-type="float" office:value="1.53">
            <text:p>1.53</text:p>
          </table:table-cell>
          <table:table-cell office:value-type="float" office:value="2302.65">
            <text:p>2302.65</text:p>
          </table:table-cell>
          <table:table-cell office:value-type="float" office:value="116637">
            <text:p>116637</text:p>
          </table:table-cell>
          <table:table-cell office:value-type="string">
            <text:p>0.01%</text:p>
          </table:table-cell>
          <table:table-cell office:value-type="float" office:value="0">
            <text:p>0</text:p>
          </table:table-cell>
          <table:table-cell office:value-type="string">
            <text:p>a2_profit=280 </text:p>
          </table:table-cell>
          <table:table-cell office:value-type="string">
            <text:p>a2_loss=4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08813">
            <text:p>408813</text:p>
          </table:table-cell>
          <table:table-cell office:value-type="float" office:value="171">
            <text:p>171</text:p>
          </table:table-cell>
          <table:table-cell office:value-type="float" office:value="1.56">
            <text:p>1.56</text:p>
          </table:table-cell>
          <table:table-cell office:value-type="float" office:value="2390.72">
            <text:p>2390.72</text:p>
          </table:table-cell>
          <table:table-cell office:value-type="float" office:value="116637">
            <text:p>116637</text:p>
          </table:table-cell>
          <table:table-cell office:value-type="string">
            <text:p>0.01%</text:p>
          </table:table-cell>
          <table:table-cell office:value-type="float" office:value="0">
            <text:p>0</text:p>
          </table:table-cell>
          <table:table-cell office:value-type="string">
            <text:p>a2_profit=300 </text:p>
          </table:table-cell>
          <table:table-cell office:value-type="string">
            <text:p>a2_loss=4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23873">
            <text:p>423873</text:p>
          </table:table-cell>
          <table:table-cell office:value-type="float" office:value="171">
            <text:p>171</text:p>
          </table:table-cell>
          <table:table-cell office:value-type="float" office:value="1.58">
            <text:p>1.58</text:p>
          </table:table-cell>
          <table:table-cell office:value-type="float" office:value="2478.79">
            <text:p>2478.79</text:p>
          </table:table-cell>
          <table:table-cell office:value-type="float" office:value="116637">
            <text:p>116637</text:p>
          </table:table-cell>
          <table:table-cell office:value-type="string">
            <text:p>0.01%</text:p>
          </table:table-cell>
          <table:table-cell office:value-type="float" office:value="0">
            <text:p>0</text:p>
          </table:table-cell>
          <table:table-cell office:value-type="string">
            <text:p>a2_profit=320 </text:p>
          </table:table-cell>
          <table:table-cell office:value-type="string">
            <text:p>a2_loss=4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27933">
            <text:p>427933</text:p>
          </table:table-cell>
          <table:table-cell office:value-type="float" office:value="171">
            <text:p>171</text:p>
          </table:table-cell>
          <table:table-cell office:value-type="float" office:value="1.58">
            <text:p>1.58</text:p>
          </table:table-cell>
          <table:table-cell office:value-type="float" office:value="2502.53">
            <text:p>2502.53</text:p>
          </table:table-cell>
          <table:table-cell office:value-type="float" office:value="116637">
            <text:p>116637</text:p>
          </table:table-cell>
          <table:table-cell office:value-type="string">
            <text:p>0.01%</text:p>
          </table:table-cell>
          <table:table-cell office:value-type="float" office:value="0">
            <text:p>0</text:p>
          </table:table-cell>
          <table:table-cell office:value-type="string">
            <text:p>a2_profit=340 </text:p>
          </table:table-cell>
          <table:table-cell office:value-type="string">
            <text:p>a2_loss=4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02486">
            <text:p>402486</text:p>
          </table:table-cell>
          <table:table-cell office:value-type="float" office:value="171">
            <text:p>171</text:p>
          </table:table-cell>
          <table:table-cell office:value-type="float" office:value="1.55">
            <text:p>1.55</text:p>
          </table:table-cell>
          <table:table-cell office:value-type="float" office:value="2353.72">
            <text:p>2353.72</text:p>
          </table:table-cell>
          <table:table-cell office:value-type="float" office:value="116637">
            <text:p>116637</text:p>
          </table:table-cell>
          <table:table-cell office:value-type="string">
            <text:p>0.01%</text:p>
          </table:table-cell>
          <table:table-cell office:value-type="float" office:value="0">
            <text:p>0</text:p>
          </table:table-cell>
          <table:table-cell office:value-type="string">
            <text:p>a2_profit=360 </text:p>
          </table:table-cell>
          <table:table-cell office:value-type="string">
            <text:p>a2_loss=4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07526">
            <text:p>407526</text:p>
          </table:table-cell>
          <table:table-cell office:value-type="float" office:value="171">
            <text:p>171</text:p>
          </table:table-cell>
          <table:table-cell office:value-type="float" office:value="1.55">
            <text:p>1.55</text:p>
          </table:table-cell>
          <table:table-cell office:value-type="float" office:value="2383.19">
            <text:p>2383.19</text:p>
          </table:table-cell>
          <table:table-cell office:value-type="float" office:value="116637">
            <text:p>116637</text:p>
          </table:table-cell>
          <table:table-cell office:value-type="string">
            <text:p>0.01%</text:p>
          </table:table-cell>
          <table:table-cell office:value-type="float" office:value="0">
            <text:p>0</text:p>
          </table:table-cell>
          <table:table-cell office:value-type="string">
            <text:p>a2_profit=380 </text:p>
          </table:table-cell>
          <table:table-cell office:value-type="string">
            <text:p>a2_loss=4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12816">
            <text:p>412816</text:p>
          </table:table-cell>
          <table:table-cell office:value-type="float" office:value="171">
            <text:p>171</text:p>
          </table:table-cell>
          <table:table-cell office:value-type="float" office:value="1.56">
            <text:p>1.56</text:p>
          </table:table-cell>
          <table:table-cell office:value-type="float" office:value="2414.13">
            <text:p>2414.13</text:p>
          </table:table-cell>
          <table:table-cell office:value-type="float" office:value="116637">
            <text:p>116637</text:p>
          </table:table-cell>
          <table:table-cell office:value-type="string">
            <text:p>0.01%</text:p>
          </table:table-cell>
          <table:table-cell office:value-type="float" office:value="0">
            <text:p>0</text:p>
          </table:table-cell>
          <table:table-cell office:value-type="string">
            <text:p>a2_profit=400 </text:p>
          </table:table-cell>
          <table:table-cell office:value-type="string">
            <text:p>a2_loss=4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31519">
            <text:p>631519</text:p>
          </table:table-cell>
          <table:table-cell office:value-type="float" office:value="171">
            <text:p>171</text:p>
          </table:table-cell>
          <table:table-cell office:value-type="float" office:value="1.93">
            <text:p>1.93</text:p>
          </table:table-cell>
          <table:table-cell office:value-type="float" office:value="3693.09">
            <text:p>3693.09</text:p>
          </table:table-cell>
          <table:table-cell office:value-type="float" office:value="95637">
            <text:p>95637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160 </text:p>
          </table:table-cell>
          <table:table-cell office:value-type="string">
            <text:p>a2_loss=5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61880">
            <text:p>661880</text:p>
          </table:table-cell>
          <table:table-cell office:value-type="float" office:value="171">
            <text:p>171</text:p>
          </table:table-cell>
          <table:table-cell office:value-type="float" office:value="1.97">
            <text:p>1.97</text:p>
          </table:table-cell>
          <table:table-cell office:value-type="float" office:value="3870.64">
            <text:p>3870.64</text:p>
          </table:table-cell>
          <table:table-cell office:value-type="float" office:value="102621">
            <text:p>102621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180 </text:p>
          </table:table-cell>
          <table:table-cell office:value-type="string">
            <text:p>a2_loss=5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35522">
            <text:p>635522</text:p>
          </table:table-cell>
          <table:table-cell office:value-type="float" office:value="171">
            <text:p>171</text:p>
          </table:table-cell>
          <table:table-cell office:value-type="float" office:value="1.92">
            <text:p>1.92</text:p>
          </table:table-cell>
          <table:table-cell office:value-type="float" office:value="3716.5">
            <text:p>3716.5</text:p>
          </table:table-cell>
          <table:table-cell office:value-type="float" office:value="121799">
            <text:p>121799</text:p>
          </table:table-cell>
          <table:table-cell office:value-type="string">
            <text:p>0.01%</text:p>
          </table:table-cell>
          <table:table-cell office:value-type="float" office:value="0">
            <text:p>0</text:p>
          </table:table-cell>
          <table:table-cell office:value-type="string">
            <text:p>a2_profit=200 </text:p>
          </table:table-cell>
          <table:table-cell office:value-type="string">
            <text:p>a2_loss=5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55281">
            <text:p>555281</text:p>
          </table:table-cell>
          <table:table-cell office:value-type="float" office:value="171">
            <text:p>171</text:p>
          </table:table-cell>
          <table:table-cell office:value-type="float" office:value="1.83">
            <text:p>1.83</text:p>
          </table:table-cell>
          <table:table-cell office:value-type="float" office:value="3247.26">
            <text:p>3247.26</text:p>
          </table:table-cell>
          <table:table-cell office:value-type="float" office:value="121871">
            <text:p>121871</text:p>
          </table:table-cell>
          <table:table-cell office:value-type="string">
            <text:p>0.01%</text:p>
          </table:table-cell>
          <table:table-cell office:value-type="float" office:value="0">
            <text:p>0</text:p>
          </table:table-cell>
          <table:table-cell office:value-type="string">
            <text:p>a2_profit=220 </text:p>
          </table:table-cell>
          <table:table-cell office:value-type="string">
            <text:p>a2_loss=5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03102">
            <text:p>603102</text:p>
          </table:table-cell>
          <table:table-cell office:value-type="float" office:value="171">
            <text:p>171</text:p>
          </table:table-cell>
          <table:table-cell office:value-type="float" office:value="1.9">
            <text:p>1.9</text:p>
          </table:table-cell>
          <table:table-cell office:value-type="float" office:value="3526.91">
            <text:p>3526.91</text:p>
          </table:table-cell>
          <table:table-cell office:value-type="float" office:value="121871">
            <text:p>121871</text:p>
          </table:table-cell>
          <table:table-cell office:value-type="string">
            <text:p>0.01%</text:p>
          </table:table-cell>
          <table:table-cell office:value-type="float" office:value="0">
            <text:p>0</text:p>
          </table:table-cell>
          <table:table-cell office:value-type="string">
            <text:p>a2_profit=240 </text:p>
          </table:table-cell>
          <table:table-cell office:value-type="string">
            <text:p>a2_loss=5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643121">
            <text:p>643121</text:p>
          </table:table-cell>
          <table:table-cell office:value-type="float" office:value="171">
            <text:p>171</text:p>
          </table:table-cell>
          <table:table-cell office:value-type="float" office:value="1.96">
            <text:p>1.96</text:p>
          </table:table-cell>
          <table:table-cell office:value-type="float" office:value="3760.94">
            <text:p>3760.94</text:p>
          </table:table-cell>
          <table:table-cell office:value-type="float" office:value="121871">
            <text:p>121871</text:p>
          </table:table-cell>
          <table:table-cell office:value-type="string">
            <text:p>0.01%</text:p>
          </table:table-cell>
          <table:table-cell office:value-type="float" office:value="0">
            <text:p>0</text:p>
          </table:table-cell>
          <table:table-cell office:value-type="string">
            <text:p>a2_profit=260 </text:p>
          </table:table-cell>
          <table:table-cell office:value-type="string">
            <text:p>a2_loss=5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640741">
            <text:p>640741</text:p>
          </table:table-cell>
          <table:table-cell office:value-type="float" office:value="171">
            <text:p>171</text:p>
          </table:table-cell>
          <table:table-cell office:value-type="float" office:value="1.96">
            <text:p>1.96</text:p>
          </table:table-cell>
          <table:table-cell office:value-type="float" office:value="3747.02">
            <text:p>3747.02</text:p>
          </table:table-cell>
          <table:table-cell office:value-type="float" office:value="121871">
            <text:p>121871</text:p>
          </table:table-cell>
          <table:table-cell office:value-type="string">
            <text:p>0.01%</text:p>
          </table:table-cell>
          <table:table-cell office:value-type="float" office:value="0">
            <text:p>0</text:p>
          </table:table-cell>
          <table:table-cell office:value-type="string">
            <text:p>a2_profit=280 </text:p>
          </table:table-cell>
          <table:table-cell office:value-type="string">
            <text:p>a2_loss=5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672561">
            <text:p>672561</text:p>
          </table:table-cell>
          <table:table-cell office:value-type="float" office:value="171">
            <text:p>171</text:p>
          </table:table-cell>
          <table:table-cell office:value-type="float" office:value="2">
            <text:p>2</text:p>
          </table:table-cell>
          <table:table-cell office:value-type="float" office:value="3933.11">
            <text:p>3933.11</text:p>
          </table:table-cell>
          <table:table-cell office:value-type="float" office:value="121871">
            <text:p>121871</text:p>
          </table:table-cell>
          <table:table-cell office:value-type="string">
            <text:p>0.01%</text:p>
          </table:table-cell>
          <table:table-cell office:value-type="float" office:value="0">
            <text:p>0</text:p>
          </table:table-cell>
          <table:table-cell office:value-type="string">
            <text:p>a2_profit=300 </text:p>
          </table:table-cell>
          <table:table-cell office:value-type="string">
            <text:p>a2_loss=5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576652">
            <text:p>576652</text:p>
          </table:table-cell>
          <table:table-cell office:value-type="float" office:value="171">
            <text:p>171</text:p>
          </table:table-cell>
          <table:table-cell office:value-type="float" office:value="1.86">
            <text:p>1.86</text:p>
          </table:table-cell>
          <table:table-cell office:value-type="float" office:value="3372.23">
            <text:p>3372.23</text:p>
          </table:table-cell>
          <table:table-cell office:value-type="float" office:value="121871">
            <text:p>121871</text:p>
          </table:table-cell>
          <table:table-cell office:value-type="string">
            <text:p>0.01%</text:p>
          </table:table-cell>
          <table:table-cell office:value-type="float" office:value="0">
            <text:p>0</text:p>
          </table:table-cell>
          <table:table-cell office:value-type="string">
            <text:p>a2_profit=320 </text:p>
          </table:table-cell>
          <table:table-cell office:value-type="string">
            <text:p>a2_loss=5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591892">
            <text:p>591892</text:p>
          </table:table-cell>
          <table:table-cell office:value-type="float" office:value="171">
            <text:p>171</text:p>
          </table:table-cell>
          <table:table-cell office:value-type="float" office:value="1.88">
            <text:p>1.88</text:p>
          </table:table-cell>
          <table:table-cell office:value-type="float" office:value="3461.36">
            <text:p>3461.36</text:p>
          </table:table-cell>
          <table:table-cell office:value-type="float" office:value="121871">
            <text:p>121871</text:p>
          </table:table-cell>
          <table:table-cell office:value-type="string">
            <text:p>0.01%</text:p>
          </table:table-cell>
          <table:table-cell office:value-type="float" office:value="0">
            <text:p>0</text:p>
          </table:table-cell>
          <table:table-cell office:value-type="string">
            <text:p>a2_profit=340 </text:p>
          </table:table-cell>
          <table:table-cell office:value-type="string">
            <text:p>a2_loss=5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83525">
            <text:p>583525</text:p>
          </table:table-cell>
          <table:table-cell office:value-type="float" office:value="171">
            <text:p>171</text:p>
          </table:table-cell>
          <table:table-cell office:value-type="float" office:value="1.87">
            <text:p>1.87</text:p>
          </table:table-cell>
          <table:table-cell office:value-type="float" office:value="3412.43">
            <text:p>3412.43</text:p>
          </table:table-cell>
          <table:table-cell office:value-type="float" office:value="121871">
            <text:p>121871</text:p>
          </table:table-cell>
          <table:table-cell office:value-type="string">
            <text:p>0.01%</text:p>
          </table:table-cell>
          <table:table-cell office:value-type="float" office:value="0">
            <text:p>0</text:p>
          </table:table-cell>
          <table:table-cell office:value-type="string">
            <text:p>a2_profit=360 </text:p>
          </table:table-cell>
          <table:table-cell office:value-type="string">
            <text:p>a2_loss=5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99545">
            <text:p>599545</text:p>
          </table:table-cell>
          <table:table-cell office:value-type="float" office:value="171">
            <text:p>171</text:p>
          </table:table-cell>
          <table:table-cell office:value-type="float" office:value="1.9">
            <text:p>1.9</text:p>
          </table:table-cell>
          <table:table-cell office:value-type="float" office:value="3506.11">
            <text:p>3506.11</text:p>
          </table:table-cell>
          <table:table-cell office:value-type="float" office:value="121871">
            <text:p>121871</text:p>
          </table:table-cell>
          <table:table-cell office:value-type="string">
            <text:p>0.01%</text:p>
          </table:table-cell>
          <table:table-cell office:value-type="float" office:value="0">
            <text:p>0</text:p>
          </table:table-cell>
          <table:table-cell office:value-type="string">
            <text:p>a2_profit=380 </text:p>
          </table:table-cell>
          <table:table-cell office:value-type="string">
            <text:p>a2_loss=5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610365">
            <text:p>610365</text:p>
          </table:table-cell>
          <table:table-cell office:value-type="float" office:value="171">
            <text:p>171</text:p>
          </table:table-cell>
          <table:table-cell office:value-type="float" office:value="1.91">
            <text:p>1.91</text:p>
          </table:table-cell>
          <table:table-cell office:value-type="float" office:value="3569.39">
            <text:p>3569.39</text:p>
          </table:table-cell>
          <table:table-cell office:value-type="float" office:value="121871">
            <text:p>121871</text:p>
          </table:table-cell>
          <table:table-cell office:value-type="string">
            <text:p>0.01%</text:p>
          </table:table-cell>
          <table:table-cell office:value-type="float" office:value="0">
            <text:p>0</text:p>
          </table:table-cell>
          <table:table-cell office:value-type="string">
            <text:p>a2_profit=400 </text:p>
          </table:table-cell>
          <table:table-cell office:value-type="string">
            <text:p>a2_loss=5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60439">
            <text:p>660439</text:p>
          </table:table-cell>
          <table:table-cell office:value-type="float" office:value="171">
            <text:p>171</text:p>
          </table:table-cell>
          <table:table-cell office:value-type="float" office:value="1.97">
            <text:p>1.97</text:p>
          </table:table-cell>
          <table:table-cell office:value-type="float" office:value="3862.22">
            <text:p>3862.22</text:p>
          </table:table-cell>
          <table:table-cell office:value-type="float" office:value="80454">
            <text:p>80454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160 </text:p>
          </table:table-cell>
          <table:table-cell office:value-type="string">
            <text:p>a2_loss=6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664956">
            <text:p>664956</text:p>
          </table:table-cell>
          <table:table-cell office:value-type="float" office:value="171">
            <text:p>171</text:p>
          </table:table-cell>
          <table:table-cell office:value-type="float" office:value="1.96">
            <text:p>1.96</text:p>
          </table:table-cell>
          <table:table-cell office:value-type="float" office:value="3888.63">
            <text:p>3888.63</text:p>
          </table:table-cell>
          <table:table-cell office:value-type="float" office:value="94717">
            <text:p>94717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180 </text:p>
          </table:table-cell>
          <table:table-cell office:value-type="string">
            <text:p>a2_loss=6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54776">
            <text:p>654776</text:p>
          </table:table-cell>
          <table:table-cell office:value-type="float" office:value="171">
            <text:p>171</text:p>
          </table:table-cell>
          <table:table-cell office:value-type="float" office:value="1.93">
            <text:p>1.93</text:p>
          </table:table-cell>
          <table:table-cell office:value-type="float" office:value="3829.1">
            <text:p>3829.1</text:p>
          </table:table-cell>
          <table:table-cell office:value-type="float" office:value="99464">
            <text:p>99464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200 </text:p>
          </table:table-cell>
          <table:table-cell office:value-type="string">
            <text:p>a2_loss=6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571535">
            <text:p>571535</text:p>
          </table:table-cell>
          <table:table-cell office:value-type="float" office:value="171">
            <text:p>171</text:p>
          </table:table-cell>
          <table:table-cell office:value-type="float" office:value="1.82">
            <text:p>1.82</text:p>
          </table:table-cell>
          <table:table-cell office:value-type="float" office:value="3342.31">
            <text:p>3342.31</text:p>
          </table:table-cell>
          <table:table-cell office:value-type="float" office:value="99464">
            <text:p>99464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220 </text:p>
          </table:table-cell>
          <table:table-cell office:value-type="string">
            <text:p>a2_loss=6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615776">
            <text:p>615776</text:p>
          </table:table-cell>
          <table:table-cell office:value-type="float" office:value="171">
            <text:p>171</text:p>
          </table:table-cell>
          <table:table-cell office:value-type="float" office:value="1.89">
            <text:p>1.89</text:p>
          </table:table-cell>
          <table:table-cell office:value-type="float" office:value="3601.03">
            <text:p>3601.03</text:p>
          </table:table-cell>
          <table:table-cell office:value-type="float" office:value="99464">
            <text:p>99464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240 </text:p>
          </table:table-cell>
          <table:table-cell office:value-type="string">
            <text:p>a2_loss=6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653017">
            <text:p>653017</text:p>
          </table:table-cell>
          <table:table-cell office:value-type="float" office:value="171">
            <text:p>171</text:p>
          </table:table-cell>
          <table:table-cell office:value-type="float" office:value="1.94">
            <text:p>1.94</text:p>
          </table:table-cell>
          <table:table-cell office:value-type="float" office:value="3818.81">
            <text:p>3818.81</text:p>
          </table:table-cell>
          <table:table-cell office:value-type="float" office:value="99464">
            <text:p>99464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260 </text:p>
          </table:table-cell>
          <table:table-cell office:value-type="string">
            <text:p>a2_loss=6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654397">
            <text:p>654397</text:p>
          </table:table-cell>
          <table:table-cell office:value-type="float" office:value="171">
            <text:p>171</text:p>
          </table:table-cell>
          <table:table-cell office:value-type="float" office:value="1.94">
            <text:p>1.94</text:p>
          </table:table-cell>
          <table:table-cell office:value-type="float" office:value="3826.88">
            <text:p>3826.88</text:p>
          </table:table-cell>
          <table:table-cell office:value-type="float" office:value="99464">
            <text:p>99464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280 </text:p>
          </table:table-cell>
          <table:table-cell office:value-type="string">
            <text:p>a2_loss=6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684847">
            <text:p>684847</text:p>
          </table:table-cell>
          <table:table-cell office:value-type="float" office:value="171">
            <text:p>171</text:p>
          </table:table-cell>
          <table:table-cell office:value-type="float" office:value="1.99">
            <text:p>1.99</text:p>
          </table:table-cell>
          <table:table-cell office:value-type="float" office:value="4004.95">
            <text:p>4004.95</text:p>
          </table:table-cell>
          <table:table-cell office:value-type="float" office:value="99464">
            <text:p>99464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300 </text:p>
          </table:table-cell>
          <table:table-cell office:value-type="string">
            <text:p>a2_loss=6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606758">
            <text:p>606758</text:p>
          </table:table-cell>
          <table:table-cell office:value-type="float" office:value="171">
            <text:p>171</text:p>
          </table:table-cell>
          <table:table-cell office:value-type="float" office:value="1.87">
            <text:p>1.87</text:p>
          </table:table-cell>
          <table:table-cell office:value-type="float" office:value="3548.29">
            <text:p>3548.29</text:p>
          </table:table-cell>
          <table:table-cell office:value-type="float" office:value="99464">
            <text:p>99464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320 </text:p>
          </table:table-cell>
          <table:table-cell office:value-type="string">
            <text:p>a2_loss=6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623118">
            <text:p>623118</text:p>
          </table:table-cell>
          <table:table-cell office:value-type="float" office:value="171">
            <text:p>171</text:p>
          </table:table-cell>
          <table:table-cell office:value-type="float" office:value="1.9">
            <text:p>1.9</text:p>
          </table:table-cell>
          <table:table-cell office:value-type="float" office:value="3643.96">
            <text:p>3643.96</text:p>
          </table:table-cell>
          <table:table-cell office:value-type="float" office:value="99464">
            <text:p>99464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340 </text:p>
          </table:table-cell>
          <table:table-cell office:value-type="string">
            <text:p>a2_loss=6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619581">
            <text:p>619581</text:p>
          </table:table-cell>
          <table:table-cell office:value-type="float" office:value="171">
            <text:p>171</text:p>
          </table:table-cell>
          <table:table-cell office:value-type="float" office:value="1.89">
            <text:p>1.89</text:p>
          </table:table-cell>
          <table:table-cell office:value-type="float" office:value="3623.28">
            <text:p>3623.28</text:p>
          </table:table-cell>
          <table:table-cell office:value-type="float" office:value="99464">
            <text:p>99464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360 </text:p>
          </table:table-cell>
          <table:table-cell office:value-type="string">
            <text:p>a2_loss=6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571601">
            <text:p>571601</text:p>
          </table:table-cell>
          <table:table-cell office:value-type="float" office:value="171">
            <text:p>171</text:p>
          </table:table-cell>
          <table:table-cell office:value-type="float" office:value="1.82">
            <text:p>1.82</text:p>
          </table:table-cell>
          <table:table-cell office:value-type="float" office:value="3342.7">
            <text:p>3342.7</text:p>
          </table:table-cell>
          <table:table-cell office:value-type="float" office:value="100840">
            <text:p>100840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380 </text:p>
          </table:table-cell>
          <table:table-cell office:value-type="string">
            <text:p>a2_loss=6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580801">
            <text:p>580801</text:p>
          </table:table-cell>
          <table:table-cell office:value-type="float" office:value="171">
            <text:p>171</text:p>
          </table:table-cell>
          <table:table-cell office:value-type="float" office:value="1.84">
            <text:p>1.84</text:p>
          </table:table-cell>
          <table:table-cell office:value-type="float" office:value="3396.5">
            <text:p>3396.5</text:p>
          </table:table-cell>
          <table:table-cell office:value-type="float" office:value="100820">
            <text:p>100820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400 </text:p>
          </table:table-cell>
          <table:table-cell office:value-type="string">
            <text:p>a2_loss=6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654127">
            <text:p>654127</text:p>
          </table:table-cell>
          <table:table-cell office:value-type="float" office:value="171">
            <text:p>171</text:p>
          </table:table-cell>
          <table:table-cell office:value-type="float" office:value="2.05">
            <text:p>2.05</text:p>
          </table:table-cell>
          <table:table-cell office:value-type="float" office:value="3825.3">
            <text:p>3825.3</text:p>
          </table:table-cell>
          <table:table-cell office:value-type="float" office:value="73053">
            <text:p>73053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160 </text:p>
          </table:table-cell>
          <table:table-cell office:value-type="string">
            <text:p>a2_loss=7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664015">
            <text:p>664015</text:p>
          </table:table-cell>
          <table:table-cell office:value-type="float" office:value="171">
            <text:p>171</text:p>
          </table:table-cell>
          <table:table-cell office:value-type="float" office:value="2.05">
            <text:p>2.05</text:p>
          </table:table-cell>
          <table:table-cell office:value-type="float" office:value="3883.13">
            <text:p>3883.13</text:p>
          </table:table-cell>
          <table:table-cell office:value-type="float" office:value="70232">
            <text:p>70232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180 </text:p>
          </table:table-cell>
          <table:table-cell office:value-type="string">
            <text:p>a2_loss=7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662655">
            <text:p>662655</text:p>
          </table:table-cell>
          <table:table-cell office:value-type="float" office:value="171">
            <text:p>171</text:p>
          </table:table-cell>
          <table:table-cell office:value-type="float" office:value="2.03">
            <text:p>2.03</text:p>
          </table:table-cell>
          <table:table-cell office:value-type="float" office:value="3875.18">
            <text:p>3875.18</text:p>
          </table:table-cell>
          <table:table-cell office:value-type="float" office:value="69092">
            <text:p>69092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200 </text:p>
          </table:table-cell>
          <table:table-cell office:value-type="string">
            <text:p>a2_loss=7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603763">
            <text:p>603763</text:p>
          </table:table-cell>
          <table:table-cell office:value-type="float" office:value="171">
            <text:p>171</text:p>
          </table:table-cell>
          <table:table-cell office:value-type="float" office:value="1.95">
            <text:p>1.95</text:p>
          </table:table-cell>
          <table:table-cell office:value-type="float" office:value="3530.78">
            <text:p>3530.78</text:p>
          </table:table-cell>
          <table:table-cell office:value-type="float" office:value="69073">
            <text:p>69073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220 </text:p>
          </table:table-cell>
          <table:table-cell office:value-type="string">
            <text:p>a2_loss=7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646664">
            <text:p>646664</text:p>
          </table:table-cell>
          <table:table-cell office:value-type="float" office:value="171">
            <text:p>171</text:p>
          </table:table-cell>
          <table:table-cell office:value-type="float" office:value="2.02">
            <text:p>2.02</text:p>
          </table:table-cell>
          <table:table-cell office:value-type="float" office:value="3781.66">
            <text:p>3781.66</text:p>
          </table:table-cell>
          <table:table-cell office:value-type="float" office:value="69053">
            <text:p>69053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240 </text:p>
          </table:table-cell>
          <table:table-cell office:value-type="string">
            <text:p>a2_loss=7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683096">
            <text:p>683096</text:p>
          </table:table-cell>
          <table:table-cell office:value-type="float" office:value="171">
            <text:p>171</text:p>
          </table:table-cell>
          <table:table-cell office:value-type="float" office:value="2.08">
            <text:p>2.08</text:p>
          </table:table-cell>
          <table:table-cell office:value-type="float" office:value="3994.71">
            <text:p>3994.71</text:p>
          </table:table-cell>
          <table:table-cell office:value-type="float" office:value="69061">
            <text:p>69061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260 </text:p>
          </table:table-cell>
          <table:table-cell office:value-type="string">
            <text:p>a2_loss=7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89716">
            <text:p>689716</text:p>
          </table:table-cell>
          <table:table-cell office:value-type="float" office:value="171">
            <text:p>171</text:p>
          </table:table-cell>
          <table:table-cell office:value-type="float" office:value="2.09">
            <text:p>2.09</text:p>
          </table:table-cell>
          <table:table-cell office:value-type="float" office:value="4033.43">
            <text:p>4033.43</text:p>
          </table:table-cell>
          <table:table-cell office:value-type="float" office:value="69061">
            <text:p>69061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280 </text:p>
          </table:table-cell>
          <table:table-cell office:value-type="string">
            <text:p>a2_loss=7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720415">
            <text:p>720415</text:p>
          </table:table-cell>
          <table:table-cell office:value-type="float" office:value="171">
            <text:p>171</text:p>
          </table:table-cell>
          <table:table-cell office:value-type="float" office:value="2.14">
            <text:p>2.14</text:p>
          </table:table-cell>
          <table:table-cell office:value-type="float" office:value="4212.95">
            <text:p>4212.95</text:p>
          </table:table-cell>
          <table:table-cell office:value-type="float" office:value="69061">
            <text:p>69061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300 </text:p>
          </table:table-cell>
          <table:table-cell office:value-type="string">
            <text:p>a2_loss=7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62044">
            <text:p>662044</text:p>
          </table:table-cell>
          <table:table-cell office:value-type="float" office:value="171">
            <text:p>171</text:p>
          </table:table-cell>
          <table:table-cell office:value-type="float" office:value="2.04">
            <text:p>2.04</text:p>
          </table:table-cell>
          <table:table-cell office:value-type="float" office:value="3871.6">
            <text:p>3871.6</text:p>
          </table:table-cell>
          <table:table-cell office:value-type="float" office:value="69061">
            <text:p>69061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320 </text:p>
          </table:table-cell>
          <table:table-cell office:value-type="string">
            <text:p>a2_loss=7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679416">
            <text:p>679416</text:p>
          </table:table-cell>
          <table:table-cell office:value-type="float" office:value="171">
            <text:p>171</text:p>
          </table:table-cell>
          <table:table-cell office:value-type="float" office:value="2.07">
            <text:p>2.07</text:p>
          </table:table-cell>
          <table:table-cell office:value-type="float" office:value="3973.19">
            <text:p>3973.19</text:p>
          </table:table-cell>
          <table:table-cell office:value-type="float" office:value="69061">
            <text:p>69061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340 </text:p>
          </table:table-cell>
          <table:table-cell office:value-type="string">
            <text:p>a2_loss=7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73289">
            <text:p>673289</text:p>
          </table:table-cell>
          <table:table-cell office:value-type="float" office:value="171">
            <text:p>171</text:p>
          </table:table-cell>
          <table:table-cell office:value-type="float" office:value="2.06">
            <text:p>2.06</text:p>
          </table:table-cell>
          <table:table-cell office:value-type="float" office:value="3937.36">
            <text:p>3937.36</text:p>
          </table:table-cell>
          <table:table-cell office:value-type="float" office:value="69061">
            <text:p>69061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360 </text:p>
          </table:table-cell>
          <table:table-cell office:value-type="string">
            <text:p>a2_loss=7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633899">
            <text:p>633899</text:p>
          </table:table-cell>
          <table:table-cell office:value-type="float" office:value="171">
            <text:p>171</text:p>
          </table:table-cell>
          <table:table-cell office:value-type="float" office:value="2">
            <text:p>2</text:p>
          </table:table-cell>
          <table:table-cell office:value-type="float" office:value="3707.01">
            <text:p>3707.01</text:p>
          </table:table-cell>
          <table:table-cell office:value-type="float" office:value="87120">
            <text:p>87120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380 </text:p>
          </table:table-cell>
          <table:table-cell office:value-type="string">
            <text:p>a2_loss=7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641479">
            <text:p>641479</text:p>
          </table:table-cell>
          <table:table-cell office:value-type="float" office:value="171">
            <text:p>171</text:p>
          </table:table-cell>
          <table:table-cell office:value-type="float" office:value="2.01">
            <text:p>2.01</text:p>
          </table:table-cell>
          <table:table-cell office:value-type="float" office:value="3751.34">
            <text:p>3751.34</text:p>
          </table:table-cell>
          <table:table-cell office:value-type="float" office:value="87100">
            <text:p>87100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400 </text:p>
          </table:table-cell>
          <table:table-cell office:value-type="string">
            <text:p>a2_loss=7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688237">
            <text:p>688237</text:p>
          </table:table-cell>
          <table:table-cell office:value-type="float" office:value="171">
            <text:p>171</text:p>
          </table:table-cell>
          <table:table-cell office:value-type="float" office:value="2.12">
            <text:p>2.12</text:p>
          </table:table-cell>
          <table:table-cell office:value-type="float" office:value="4024.78">
            <text:p>4024.78</text:p>
          </table:table-cell>
          <table:table-cell office:value-type="float" office:value="81032">
            <text:p>81032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160 </text:p>
          </table:table-cell>
          <table:table-cell office:value-type="string">
            <text:p>a2_loss=8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691154">
            <text:p>691154</text:p>
          </table:table-cell>
          <table:table-cell office:value-type="float" office:value="171">
            <text:p>171</text:p>
          </table:table-cell>
          <table:table-cell office:value-type="float" office:value="2.1">
            <text:p>2.1</text:p>
          </table:table-cell>
          <table:table-cell office:value-type="float" office:value="4041.84">
            <text:p>4041.84</text:p>
          </table:table-cell>
          <table:table-cell office:value-type="float" office:value="75624">
            <text:p>75624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180 </text:p>
          </table:table-cell>
          <table:table-cell office:value-type="string">
            <text:p>a2_loss=8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690524">
            <text:p>690524</text:p>
          </table:table-cell>
          <table:table-cell office:value-type="float" office:value="171">
            <text:p>171</text:p>
          </table:table-cell>
          <table:table-cell office:value-type="float" office:value="2.08">
            <text:p>2.08</text:p>
          </table:table-cell>
          <table:table-cell office:value-type="float" office:value="4038.15">
            <text:p>4038.15</text:p>
          </table:table-cell>
          <table:table-cell office:value-type="float" office:value="74584">
            <text:p>74584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200 </text:p>
          </table:table-cell>
          <table:table-cell office:value-type="string">
            <text:p>a2_loss=8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639714">
            <text:p>639714</text:p>
          </table:table-cell>
          <table:table-cell office:value-type="float" office:value="171">
            <text:p>171</text:p>
          </table:table-cell>
          <table:table-cell office:value-type="float" office:value="2.02">
            <text:p>2.02</text:p>
          </table:table-cell>
          <table:table-cell office:value-type="float" office:value="3741.02">
            <text:p>3741.02</text:p>
          </table:table-cell>
          <table:table-cell office:value-type="float" office:value="74584">
            <text:p>74584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220 </text:p>
          </table:table-cell>
          <table:table-cell office:value-type="string">
            <text:p>a2_loss=8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682135">
            <text:p>682135</text:p>
          </table:table-cell>
          <table:table-cell office:value-type="float" office:value="171">
            <text:p>171</text:p>
          </table:table-cell>
          <table:table-cell office:value-type="float" office:value="2.09">
            <text:p>2.09</text:p>
          </table:table-cell>
          <table:table-cell office:value-type="float" office:value="3989.09">
            <text:p>3989.09</text:p>
          </table:table-cell>
          <table:table-cell office:value-type="float" office:value="74584">
            <text:p>74584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240 </text:p>
          </table:table-cell>
          <table:table-cell office:value-type="string">
            <text:p>a2_loss=8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714935">
            <text:p>714935</text:p>
          </table:table-cell>
          <table:table-cell office:value-type="float" office:value="171">
            <text:p>171</text:p>
          </table:table-cell>
          <table:table-cell office:value-type="float" office:value="2.14">
            <text:p>2.14</text:p>
          </table:table-cell>
          <table:table-cell office:value-type="float" office:value="4180.91">
            <text:p>4180.91</text:p>
          </table:table-cell>
          <table:table-cell office:value-type="float" office:value="74584">
            <text:p>74584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260 </text:p>
          </table:table-cell>
          <table:table-cell office:value-type="string">
            <text:p>a2_loss=8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721085">
            <text:p>721085</text:p>
          </table:table-cell>
          <table:table-cell office:value-type="float" office:value="171">
            <text:p>171</text:p>
          </table:table-cell>
          <table:table-cell office:value-type="float" office:value="2.15">
            <text:p>2.15</text:p>
          </table:table-cell>
          <table:table-cell office:value-type="float" office:value="4216.87">
            <text:p>4216.87</text:p>
          </table:table-cell>
          <table:table-cell office:value-type="float" office:value="74584">
            <text:p>74584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280 </text:p>
          </table:table-cell>
          <table:table-cell office:value-type="string">
            <text:p>a2_loss=8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749594">
            <text:p>749594</text:p>
          </table:table-cell>
          <table:table-cell office:value-type="float" office:value="171">
            <text:p>171</text:p>
          </table:table-cell>
          <table:table-cell office:value-type="float" office:value="2.2">
            <text:p>2.2</text:p>
          </table:table-cell>
          <table:table-cell office:value-type="float" office:value="4383.59">
            <text:p>4383.59</text:p>
          </table:table-cell>
          <table:table-cell office:value-type="float" office:value="74584">
            <text:p>74584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300 </text:p>
          </table:table-cell>
          <table:table-cell office:value-type="string">
            <text:p>a2_loss=8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695145">
            <text:p>695145</text:p>
          </table:table-cell>
          <table:table-cell office:value-type="float" office:value="171">
            <text:p>171</text:p>
          </table:table-cell>
          <table:table-cell office:value-type="float" office:value="2.11">
            <text:p>2.11</text:p>
          </table:table-cell>
          <table:table-cell office:value-type="float" office:value="4065.18">
            <text:p>4065.18</text:p>
          </table:table-cell>
          <table:table-cell office:value-type="float" office:value="74584">
            <text:p>74584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320 </text:p>
          </table:table-cell>
          <table:table-cell office:value-type="string">
            <text:p>a2_loss=8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711277">
            <text:p>711277</text:p>
          </table:table-cell>
          <table:table-cell office:value-type="float" office:value="171">
            <text:p>171</text:p>
          </table:table-cell>
          <table:table-cell office:value-type="float" office:value="2.13">
            <text:p>2.13</text:p>
          </table:table-cell>
          <table:table-cell office:value-type="float" office:value="4159.51">
            <text:p>4159.51</text:p>
          </table:table-cell>
          <table:table-cell office:value-type="float" office:value="74584">
            <text:p>74584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340 </text:p>
          </table:table-cell>
          <table:table-cell office:value-type="string">
            <text:p>a2_loss=8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705590">
            <text:p>705590</text:p>
          </table:table-cell>
          <table:table-cell office:value-type="float" office:value="171">
            <text:p>171</text:p>
          </table:table-cell>
          <table:table-cell office:value-type="float" office:value="2.13">
            <text:p>2.13</text:p>
          </table:table-cell>
          <table:table-cell office:value-type="float" office:value="4126.26">
            <text:p>4126.26</text:p>
          </table:table-cell>
          <table:table-cell office:value-type="float" office:value="74584">
            <text:p>74584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360 </text:p>
          </table:table-cell>
          <table:table-cell office:value-type="string">
            <text:p>a2_loss=8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668870">
            <text:p>668870</text:p>
          </table:table-cell>
          <table:table-cell office:value-type="float" office:value="171">
            <text:p>171</text:p>
          </table:table-cell>
          <table:table-cell office:value-type="float" office:value="2.07">
            <text:p>2.07</text:p>
          </table:table-cell>
          <table:table-cell office:value-type="float" office:value="3911.52">
            <text:p>3911.52</text:p>
          </table:table-cell>
          <table:table-cell office:value-type="float" office:value="85069">
            <text:p>85069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380 </text:p>
          </table:table-cell>
          <table:table-cell office:value-type="string">
            <text:p>a2_loss=8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675910">
            <text:p>675910</text:p>
          </table:table-cell>
          <table:table-cell office:value-type="float" office:value="171">
            <text:p>171</text:p>
          </table:table-cell>
          <table:table-cell office:value-type="float" office:value="2.08">
            <text:p>2.08</text:p>
          </table:table-cell>
          <table:table-cell office:value-type="float" office:value="3952.69">
            <text:p>3952.69</text:p>
          </table:table-cell>
          <table:table-cell office:value-type="float" office:value="85049">
            <text:p>85049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400 </text:p>
          </table:table-cell>
          <table:table-cell office:value-type="string">
            <text:p>a2_loss=8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598405">
            <text:p>598405</text:p>
          </table:table-cell>
          <table:table-cell office:value-type="float" office:value="171">
            <text:p>171</text:p>
          </table:table-cell>
          <table:table-cell office:value-type="float" office:value="2.1">
            <text:p>2.1</text:p>
          </table:table-cell>
          <table:table-cell office:value-type="float" office:value="3499.44">
            <text:p>3499.44</text:p>
          </table:table-cell>
          <table:table-cell office:value-type="float" office:value="84021">
            <text:p>84021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160 </text:p>
          </table:table-cell>
          <table:table-cell office:value-type="string">
            <text:p>a2_loss=9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602072">
            <text:p>602072</text:p>
          </table:table-cell>
          <table:table-cell office:value-type="float" office:value="171">
            <text:p>171</text:p>
          </table:table-cell>
          <table:table-cell office:value-type="float" office:value="2.09">
            <text:p>2.09</text:p>
          </table:table-cell>
          <table:table-cell office:value-type="float" office:value="3520.89">
            <text:p>3520.89</text:p>
          </table:table-cell>
          <table:table-cell office:value-type="float" office:value="78191">
            <text:p>78191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180 </text:p>
          </table:table-cell>
          <table:table-cell office:value-type="string">
            <text:p>a2_loss=9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570852">
            <text:p>570852</text:p>
          </table:table-cell>
          <table:table-cell office:value-type="float" office:value="171">
            <text:p>171</text:p>
          </table:table-cell>
          <table:table-cell office:value-type="float" office:value="2">
            <text:p>2</text:p>
          </table:table-cell>
          <table:table-cell office:value-type="float" office:value="3338.32">
            <text:p>3338.32</text:p>
          </table:table-cell>
          <table:table-cell office:value-type="float" office:value="75441">
            <text:p>75441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200 </text:p>
          </table:table-cell>
          <table:table-cell office:value-type="string">
            <text:p>a2_loss=9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528943">
            <text:p>528943</text:p>
          </table:table-cell>
          <table:table-cell office:value-type="float" office:value="171">
            <text:p>171</text:p>
          </table:table-cell>
          <table:table-cell office:value-type="float" office:value="1.94">
            <text:p>1.94</text:p>
          </table:table-cell>
          <table:table-cell office:value-type="float" office:value="3093.23">
            <text:p>3093.23</text:p>
          </table:table-cell>
          <table:table-cell office:value-type="float" office:value="73241">
            <text:p>73241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220 </text:p>
          </table:table-cell>
          <table:table-cell office:value-type="string">
            <text:p>a2_loss=9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564844">
            <text:p>564844</text:p>
          </table:table-cell>
          <table:table-cell office:value-type="float" office:value="171">
            <text:p>171</text:p>
          </table:table-cell>
          <table:table-cell office:value-type="float" office:value="2">
            <text:p>2</text:p>
          </table:table-cell>
          <table:table-cell office:value-type="float" office:value="3303.18">
            <text:p>3303.18</text:p>
          </table:table-cell>
          <table:table-cell office:value-type="float" office:value="73043">
            <text:p>73043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240 </text:p>
          </table:table-cell>
          <table:table-cell office:value-type="string">
            <text:p>a2_loss=9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592604">
            <text:p>592604</text:p>
          </table:table-cell>
          <table:table-cell office:value-type="float" office:value="171">
            <text:p>171</text:p>
          </table:table-cell>
          <table:table-cell office:value-type="float" office:value="2.05">
            <text:p>2.05</text:p>
          </table:table-cell>
          <table:table-cell office:value-type="float" office:value="3465.52">
            <text:p>3465.52</text:p>
          </table:table-cell>
          <table:table-cell office:value-type="float" office:value="73043">
            <text:p>73043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260 </text:p>
          </table:table-cell>
          <table:table-cell office:value-type="string">
            <text:p>a2_loss=9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597814">
            <text:p>597814</text:p>
          </table:table-cell>
          <table:table-cell office:value-type="float" office:value="171">
            <text:p>171</text:p>
          </table:table-cell>
          <table:table-cell office:value-type="float" office:value="2.06">
            <text:p>2.06</text:p>
          </table:table-cell>
          <table:table-cell office:value-type="float" office:value="3495.99">
            <text:p>3495.99</text:p>
          </table:table-cell>
          <table:table-cell office:value-type="float" office:value="73043">
            <text:p>73043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280 </text:p>
          </table:table-cell>
          <table:table-cell office:value-type="string">
            <text:p>a2_loss=9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621943">
            <text:p>621943</text:p>
          </table:table-cell>
          <table:table-cell office:value-type="float" office:value="171">
            <text:p>171</text:p>
          </table:table-cell>
          <table:table-cell office:value-type="float" office:value="2.1">
            <text:p>2.1</text:p>
          </table:table-cell>
          <table:table-cell office:value-type="float" office:value="3637.09">
            <text:p>3637.09</text:p>
          </table:table-cell>
          <table:table-cell office:value-type="float" office:value="73043">
            <text:p>73043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300 </text:p>
          </table:table-cell>
          <table:table-cell office:value-type="string">
            <text:p>a2_loss=9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565984">
            <text:p>565984</text:p>
          </table:table-cell>
          <table:table-cell office:value-type="float" office:value="171">
            <text:p>171</text:p>
          </table:table-cell>
          <table:table-cell office:value-type="float" office:value="1.99">
            <text:p>1.99</text:p>
          </table:table-cell>
          <table:table-cell office:value-type="float" office:value="3309.85">
            <text:p>3309.85</text:p>
          </table:table-cell>
          <table:table-cell office:value-type="float" office:value="73043">
            <text:p>73043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320 </text:p>
          </table:table-cell>
          <table:table-cell office:value-type="string">
            <text:p>a2_loss=9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579636">
            <text:p>579636</text:p>
          </table:table-cell>
          <table:table-cell office:value-type="float" office:value="171">
            <text:p>171</text:p>
          </table:table-cell>
          <table:table-cell office:value-type="float" office:value="2.01">
            <text:p>2.01</text:p>
          </table:table-cell>
          <table:table-cell office:value-type="float" office:value="3389.68">
            <text:p>3389.68</text:p>
          </table:table-cell>
          <table:table-cell office:value-type="float" office:value="73043">
            <text:p>73043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340 </text:p>
          </table:table-cell>
          <table:table-cell office:value-type="string">
            <text:p>a2_loss=9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574829">
            <text:p>574829</text:p>
          </table:table-cell>
          <table:table-cell office:value-type="float" office:value="171">
            <text:p>171</text:p>
          </table:table-cell>
          <table:table-cell office:value-type="float" office:value="2">
            <text:p>2</text:p>
          </table:table-cell>
          <table:table-cell office:value-type="float" office:value="3361.57">
            <text:p>3361.57</text:p>
          </table:table-cell>
          <table:table-cell office:value-type="float" office:value="73043">
            <text:p>73043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360 </text:p>
          </table:table-cell>
          <table:table-cell office:value-type="string">
            <text:p>a2_loss=9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543739">
            <text:p>543739</text:p>
          </table:table-cell>
          <table:table-cell office:value-type="float" office:value="171">
            <text:p>171</text:p>
          </table:table-cell>
          <table:table-cell office:value-type="float" office:value="1.95">
            <text:p>1.95</text:p>
          </table:table-cell>
          <table:table-cell office:value-type="float" office:value="3179.76">
            <text:p>3179.76</text:p>
          </table:table-cell>
          <table:table-cell office:value-type="float" office:value="75188">
            <text:p>75188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380 </text:p>
          </table:table-cell>
          <table:table-cell office:value-type="string">
            <text:p>a2_loss=9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549699">
            <text:p>549699</text:p>
          </table:table-cell>
          <table:table-cell office:value-type="float" office:value="171">
            <text:p>171</text:p>
          </table:table-cell>
          <table:table-cell office:value-type="float" office:value="1.96">
            <text:p>1.96</text:p>
          </table:table-cell>
          <table:table-cell office:value-type="float" office:value="3214.61">
            <text:p>3214.61</text:p>
          </table:table-cell>
          <table:table-cell office:value-type="float" office:value="75168">
            <text:p>75168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400 </text:p>
          </table:table-cell>
          <table:table-cell office:value-type="string">
            <text:p>a2_loss=9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562975">
            <text:p>562975</text:p>
          </table:table-cell>
          <table:table-cell office:value-type="float" office:value="171">
            <text:p>171</text:p>
          </table:table-cell>
          <table:table-cell office:value-type="float" office:value="2.1">
            <text:p>2.1</text:p>
          </table:table-cell>
          <table:table-cell office:value-type="float" office:value="3292.25">
            <text:p>3292.25</text:p>
          </table:table-cell>
          <table:table-cell office:value-type="float" office:value="68533">
            <text:p>68533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160 </text:p>
          </table:table-cell>
          <table:table-cell office:value-type="string">
            <text:p>a2_loss=10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565302">
            <text:p>565302</text:p>
          </table:table-cell>
          <table:table-cell office:value-type="float" office:value="171">
            <text:p>171</text:p>
          </table:table-cell>
          <table:table-cell office:value-type="float" office:value="2.09">
            <text:p>2.09</text:p>
          </table:table-cell>
          <table:table-cell office:value-type="float" office:value="3305.86">
            <text:p>3305.86</text:p>
          </table:table-cell>
          <table:table-cell office:value-type="float" office:value="66533">
            <text:p>66533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180 </text:p>
          </table:table-cell>
          <table:table-cell office:value-type="string">
            <text:p>a2_loss=10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566922">
            <text:p>566922</text:p>
          </table:table-cell>
          <table:table-cell office:value-type="float" office:value="171">
            <text:p>171</text:p>
          </table:table-cell>
          <table:table-cell office:value-type="float" office:value="2.07">
            <text:p>2.07</text:p>
          </table:table-cell>
          <table:table-cell office:value-type="float" office:value="3315.33">
            <text:p>3315.33</text:p>
          </table:table-cell>
          <table:table-cell office:value-type="float" office:value="65733">
            <text:p>65733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200 </text:p>
          </table:table-cell>
          <table:table-cell office:value-type="string">
            <text:p>a2_loss=10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518061">
            <text:p>518061</text:p>
          </table:table-cell>
          <table:table-cell office:value-type="float" office:value="171">
            <text:p>171</text:p>
          </table:table-cell>
          <table:table-cell office:value-type="float" office:value="1.97">
            <text:p>1.97</text:p>
          </table:table-cell>
          <table:table-cell office:value-type="float" office:value="3029.6">
            <text:p>3029.6</text:p>
          </table:table-cell>
          <table:table-cell office:value-type="float" office:value="65733">
            <text:p>65733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220 </text:p>
          </table:table-cell>
          <table:table-cell office:value-type="string">
            <text:p>a2_loss=10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554702">
            <text:p>554702</text:p>
          </table:table-cell>
          <table:table-cell office:value-type="float" office:value="171">
            <text:p>171</text:p>
          </table:table-cell>
          <table:table-cell office:value-type="float" office:value="2.04">
            <text:p>2.04</text:p>
          </table:table-cell>
          <table:table-cell office:value-type="float" office:value="3243.87">
            <text:p>3243.87</text:p>
          </table:table-cell>
          <table:table-cell office:value-type="float" office:value="65733">
            <text:p>65733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240 </text:p>
          </table:table-cell>
          <table:table-cell office:value-type="string">
            <text:p>a2_loss=10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558242">
            <text:p>558242</text:p>
          </table:table-cell>
          <table:table-cell office:value-type="float" office:value="171">
            <text:p>171</text:p>
          </table:table-cell>
          <table:table-cell office:value-type="float" office:value="2.04">
            <text:p>2.04</text:p>
          </table:table-cell>
          <table:table-cell office:value-type="float" office:value="3264.57">
            <text:p>3264.57</text:p>
          </table:table-cell>
          <table:table-cell office:value-type="float" office:value="65733">
            <text:p>65733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260 </text:p>
          </table:table-cell>
          <table:table-cell office:value-type="string">
            <text:p>a2_loss=10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562982">
            <text:p>562982</text:p>
          </table:table-cell>
          <table:table-cell office:value-type="float" office:value="171">
            <text:p>171</text:p>
          </table:table-cell>
          <table:table-cell office:value-type="float" office:value="2.05">
            <text:p>2.05</text:p>
          </table:table-cell>
          <table:table-cell office:value-type="float" office:value="3292.29">
            <text:p>3292.29</text:p>
          </table:table-cell>
          <table:table-cell office:value-type="float" office:value="65733">
            <text:p>65733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280 </text:p>
          </table:table-cell>
          <table:table-cell office:value-type="string">
            <text:p>a2_loss=10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584921">
            <text:p>584921</text:p>
          </table:table-cell>
          <table:table-cell office:value-type="float" office:value="171">
            <text:p>171</text:p>
          </table:table-cell>
          <table:table-cell office:value-type="float" office:value="2.09">
            <text:p>2.09</text:p>
          </table:table-cell>
          <table:table-cell office:value-type="float" office:value="3420.59">
            <text:p>3420.59</text:p>
          </table:table-cell>
          <table:table-cell office:value-type="float" office:value="65733">
            <text:p>65733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300 </text:p>
          </table:table-cell>
          <table:table-cell office:value-type="string">
            <text:p>a2_loss=10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533182">
            <text:p>533182</text:p>
          </table:table-cell>
          <table:table-cell office:value-type="float" office:value="171">
            <text:p>171</text:p>
          </table:table-cell>
          <table:table-cell office:value-type="float" office:value="1.98">
            <text:p>1.98</text:p>
          </table:table-cell>
          <table:table-cell office:value-type="float" office:value="3118.02">
            <text:p>3118.02</text:p>
          </table:table-cell>
          <table:table-cell office:value-type="float" office:value="65733">
            <text:p>65733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320 </text:p>
          </table:table-cell>
          <table:table-cell office:value-type="string">
            <text:p>a2_loss=10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545594">
            <text:p>545594</text:p>
          </table:table-cell>
          <table:table-cell office:value-type="float" office:value="171">
            <text:p>171</text:p>
          </table:table-cell>
          <table:table-cell office:value-type="float" office:value="2">
            <text:p>2</text:p>
          </table:table-cell>
          <table:table-cell office:value-type="float" office:value="3190.61">
            <text:p>3190.61</text:p>
          </table:table-cell>
          <table:table-cell office:value-type="float" office:value="65733">
            <text:p>65733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340 </text:p>
          </table:table-cell>
          <table:table-cell office:value-type="string">
            <text:p>a2_loss=10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541227">
            <text:p>541227</text:p>
          </table:table-cell>
          <table:table-cell office:value-type="float" office:value="171">
            <text:p>171</text:p>
          </table:table-cell>
          <table:table-cell office:value-type="float" office:value="1.99">
            <text:p>1.99</text:p>
          </table:table-cell>
          <table:table-cell office:value-type="float" office:value="3165.07">
            <text:p>3165.07</text:p>
          </table:table-cell>
          <table:table-cell office:value-type="float" office:value="65733">
            <text:p>65733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360 </text:p>
          </table:table-cell>
          <table:table-cell office:value-type="string">
            <text:p>a2_loss=10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503147">
            <text:p>503147</text:p>
          </table:table-cell>
          <table:table-cell office:value-type="float" office:value="171">
            <text:p>171</text:p>
          </table:table-cell>
          <table:table-cell office:value-type="float" office:value="1.91">
            <text:p>1.91</text:p>
          </table:table-cell>
          <table:table-cell office:value-type="float" office:value="2942.38">
            <text:p>2942.38</text:p>
          </table:table-cell>
          <table:table-cell office:value-type="float" office:value="85320">
            <text:p>85320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380 </text:p>
          </table:table-cell>
          <table:table-cell office:value-type="string">
            <text:p>a2_loss=10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508567">
            <text:p>508567</text:p>
          </table:table-cell>
          <table:table-cell office:value-type="float" office:value="171">
            <text:p>171</text:p>
          </table:table-cell>
          <table:table-cell office:value-type="float" office:value="1.92">
            <text:p>1.92</text:p>
          </table:table-cell>
          <table:table-cell office:value-type="float" office:value="2974.08">
            <text:p>2974.08</text:p>
          </table:table-cell>
          <table:table-cell office:value-type="float" office:value="85300">
            <text:p>85300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400 </text:p>
          </table:table-cell>
          <table:table-cell office:value-type="string">
            <text:p>a2_loss=10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490825">
            <text:p>490825</text:p>
          </table:table-cell>
          <table:table-cell office:value-type="float" office:value="171">
            <text:p>171</text:p>
          </table:table-cell>
          <table:table-cell office:value-type="float" office:value="2">
            <text:p>2</text:p>
          </table:table-cell>
          <table:table-cell office:value-type="float" office:value="2870.32">
            <text:p>2870.32</text:p>
          </table:table-cell>
          <table:table-cell office:value-type="float" office:value="68841">
            <text:p>68841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160 </text:p>
          </table:table-cell>
          <table:table-cell office:value-type="string">
            <text:p>a2_loss=11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493902">
            <text:p>493902</text:p>
          </table:table-cell>
          <table:table-cell office:value-type="float" office:value="171">
            <text:p>171</text:p>
          </table:table-cell>
          <table:table-cell office:value-type="float" office:value="1.99">
            <text:p>1.99</text:p>
          </table:table-cell>
          <table:table-cell office:value-type="float" office:value="2888.32">
            <text:p>2888.32</text:p>
          </table:table-cell>
          <table:table-cell office:value-type="float" office:value="66393">
            <text:p>66393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180 </text:p>
          </table:table-cell>
          <table:table-cell office:value-type="string">
            <text:p>a2_loss=11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504092">
            <text:p>504092</text:p>
          </table:table-cell>
          <table:table-cell office:value-type="float" office:value="171">
            <text:p>171</text:p>
          </table:table-cell>
          <table:table-cell office:value-type="float" office:value="2.01">
            <text:p>2.01</text:p>
          </table:table-cell>
          <table:table-cell office:value-type="float" office:value="2947.91">
            <text:p>2947.91</text:p>
          </table:table-cell>
          <table:table-cell office:value-type="float" office:value="65673">
            <text:p>65673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200 </text:p>
          </table:table-cell>
          <table:table-cell office:value-type="string">
            <text:p>a2_loss=11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461830">
            <text:p>461830</text:p>
          </table:table-cell>
          <table:table-cell office:value-type="float" office:value="171">
            <text:p>171</text:p>
          </table:table-cell>
          <table:table-cell office:value-type="float" office:value="1.91">
            <text:p>1.91</text:p>
          </table:table-cell>
          <table:table-cell office:value-type="float" office:value="2700.76">
            <text:p>2700.76</text:p>
          </table:table-cell>
          <table:table-cell office:value-type="float" office:value="65673">
            <text:p>65673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220 </text:p>
          </table:table-cell>
          <table:table-cell office:value-type="string">
            <text:p>a2_loss=11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496611">
            <text:p>496611</text:p>
          </table:table-cell>
          <table:table-cell office:value-type="float" office:value="171">
            <text:p>171</text:p>
          </table:table-cell>
          <table:table-cell office:value-type="float" office:value="1.98">
            <text:p>1.98</text:p>
          </table:table-cell>
          <table:table-cell office:value-type="float" office:value="2904.16">
            <text:p>2904.16</text:p>
          </table:table-cell>
          <table:table-cell office:value-type="float" office:value="65673">
            <text:p>65673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240 </text:p>
          </table:table-cell>
          <table:table-cell office:value-type="string">
            <text:p>a2_loss=11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501691">
            <text:p>501691</text:p>
          </table:table-cell>
          <table:table-cell office:value-type="float" office:value="171">
            <text:p>171</text:p>
          </table:table-cell>
          <table:table-cell office:value-type="float" office:value="1.99">
            <text:p>1.99</text:p>
          </table:table-cell>
          <table:table-cell office:value-type="float" office:value="2933.87">
            <text:p>2933.87</text:p>
          </table:table-cell>
          <table:table-cell office:value-type="float" office:value="65673">
            <text:p>65673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260 </text:p>
          </table:table-cell>
          <table:table-cell office:value-type="string">
            <text:p>a2_loss=11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504791">
            <text:p>504791</text:p>
          </table:table-cell>
          <table:table-cell office:value-type="float" office:value="171">
            <text:p>171</text:p>
          </table:table-cell>
          <table:table-cell office:value-type="float" office:value="2">
            <text:p>2</text:p>
          </table:table-cell>
          <table:table-cell office:value-type="float" office:value="2951.99">
            <text:p>2951.99</text:p>
          </table:table-cell>
          <table:table-cell office:value-type="float" office:value="65673">
            <text:p>65673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280 </text:p>
          </table:table-cell>
          <table:table-cell office:value-type="string">
            <text:p>a2_loss=11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524540">
            <text:p>524540</text:p>
          </table:table-cell>
          <table:table-cell office:value-type="float" office:value="171">
            <text:p>171</text:p>
          </table:table-cell>
          <table:table-cell office:value-type="float" office:value="2.04">
            <text:p>2.04</text:p>
          </table:table-cell>
          <table:table-cell office:value-type="float" office:value="3067.49">
            <text:p>3067.49</text:p>
          </table:table-cell>
          <table:table-cell office:value-type="float" office:value="65673">
            <text:p>65673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300 </text:p>
          </table:table-cell>
          <table:table-cell office:value-type="string">
            <text:p>a2_loss=11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477111">
            <text:p>477111</text:p>
          </table:table-cell>
          <table:table-cell office:value-type="float" office:value="171">
            <text:p>171</text:p>
          </table:table-cell>
          <table:table-cell office:value-type="float" office:value="1.92">
            <text:p>1.92</text:p>
          </table:table-cell>
          <table:table-cell office:value-type="float" office:value="2790.12">
            <text:p>2790.12</text:p>
          </table:table-cell>
          <table:table-cell office:value-type="float" office:value="65673">
            <text:p>65673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320 </text:p>
          </table:table-cell>
          <table:table-cell office:value-type="string">
            <text:p>a2_loss=11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488283">
            <text:p>488283</text:p>
          </table:table-cell>
          <table:table-cell office:value-type="float" office:value="171">
            <text:p>171</text:p>
          </table:table-cell>
          <table:table-cell office:value-type="float" office:value="1.95">
            <text:p>1.95</text:p>
          </table:table-cell>
          <table:table-cell office:value-type="float" office:value="2855.46">
            <text:p>2855.46</text:p>
          </table:table-cell>
          <table:table-cell office:value-type="float" office:value="65673">
            <text:p>65673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340 </text:p>
          </table:table-cell>
          <table:table-cell office:value-type="string">
            <text:p>a2_loss=11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484356">
            <text:p>484356</text:p>
          </table:table-cell>
          <table:table-cell office:value-type="float" office:value="171">
            <text:p>171</text:p>
          </table:table-cell>
          <table:table-cell office:value-type="float" office:value="1.94">
            <text:p>1.94</text:p>
          </table:table-cell>
          <table:table-cell office:value-type="float" office:value="2832.49">
            <text:p>2832.49</text:p>
          </table:table-cell>
          <table:table-cell office:value-type="float" office:value="65673">
            <text:p>65673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360 </text:p>
          </table:table-cell>
          <table:table-cell office:value-type="string">
            <text:p>a2_loss=11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office:value-type="float" office:value="449096">
            <text:p>449096</text:p>
          </table:table-cell>
          <table:table-cell office:value-type="float" office:value="171">
            <text:p>171</text:p>
          </table:table-cell>
          <table:table-cell office:value-type="float" office:value="1.85">
            <text:p>1.85</text:p>
          </table:table-cell>
          <table:table-cell office:value-type="float" office:value="2626.29">
            <text:p>2626.29</text:p>
          </table:table-cell>
          <table:table-cell office:value-type="float" office:value="80641">
            <text:p>80641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380 </text:p>
          </table:table-cell>
          <table:table-cell office:value-type="string">
            <text:p>a2_loss=11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453976">
            <text:p>453976</text:p>
          </table:table-cell>
          <table:table-cell office:value-type="float" office:value="171">
            <text:p>171</text:p>
          </table:table-cell>
          <table:table-cell office:value-type="float" office:value="1.86">
            <text:p>1.86</text:p>
          </table:table-cell>
          <table:table-cell office:value-type="float" office:value="2654.83">
            <text:p>2654.83</text:p>
          </table:table-cell>
          <table:table-cell office:value-type="float" office:value="80621">
            <text:p>80621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400 </text:p>
          </table:table-cell>
          <table:table-cell office:value-type="string">
            <text:p>a2_loss=11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481891">
            <text:p>481891</text:p>
          </table:table-cell>
          <table:table-cell office:value-type="float" office:value="171">
            <text:p>171</text:p>
          </table:table-cell>
          <table:table-cell office:value-type="float" office:value="2.16">
            <text:p>2.16</text:p>
          </table:table-cell>
          <table:table-cell office:value-type="float" office:value="2818.08">
            <text:p>2818.08</text:p>
          </table:table-cell>
          <table:table-cell office:value-type="float" office:value="58510">
            <text:p>58510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160 </text:p>
          </table:table-cell>
          <table:table-cell office:value-type="string">
            <text:p>a2_loss=12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485496">
            <text:p>485496</text:p>
          </table:table-cell>
          <table:table-cell office:value-type="float" office:value="171">
            <text:p>171</text:p>
          </table:table-cell>
          <table:table-cell office:value-type="float" office:value="2.14">
            <text:p>2.14</text:p>
          </table:table-cell>
          <table:table-cell office:value-type="float" office:value="2839.16">
            <text:p>2839.16</text:p>
          </table:table-cell>
          <table:table-cell office:value-type="float" office:value="56891">
            <text:p>56891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180 </text:p>
          </table:table-cell>
          <table:table-cell office:value-type="string">
            <text:p>a2_loss=12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496156">
            <text:p>496156</text:p>
          </table:table-cell>
          <table:table-cell office:value-type="float" office:value="171">
            <text:p>171</text:p>
          </table:table-cell>
          <table:table-cell office:value-type="float" office:value="2.16">
            <text:p>2.16</text:p>
          </table:table-cell>
          <table:table-cell office:value-type="float" office:value="2901.5">
            <text:p>2901.5</text:p>
          </table:table-cell>
          <table:table-cell office:value-type="float" office:value="56231">
            <text:p>56231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200 </text:p>
          </table:table-cell>
          <table:table-cell office:value-type="string">
            <text:p>a2_loss=12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460274">
            <text:p>460274</text:p>
          </table:table-cell>
          <table:table-cell office:value-type="float" office:value="171">
            <text:p>171</text:p>
          </table:table-cell>
          <table:table-cell office:value-type="float" office:value="2.06">
            <text:p>2.06</text:p>
          </table:table-cell>
          <table:table-cell office:value-type="float" office:value="2691.66">
            <text:p>2691.66</text:p>
          </table:table-cell>
          <table:table-cell office:value-type="float" office:value="56211">
            <text:p>56211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220 </text:p>
          </table:table-cell>
          <table:table-cell office:value-type="string">
            <text:p>a2_loss=12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487300">
            <text:p>487300</text:p>
          </table:table-cell>
          <table:table-cell office:value-type="float" office:value="171">
            <text:p>171</text:p>
          </table:table-cell>
          <table:table-cell office:value-type="float" office:value="2.13">
            <text:p>2.13</text:p>
          </table:table-cell>
          <table:table-cell office:value-type="float" office:value="2849.71">
            <text:p>2849.71</text:p>
          </table:table-cell>
          <table:table-cell office:value-type="float" office:value="61686">
            <text:p>61686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240 </text:p>
          </table:table-cell>
          <table:table-cell office:value-type="string">
            <text:p>a2_loss=12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493479">
            <text:p>493479</text:p>
          </table:table-cell>
          <table:table-cell office:value-type="float" office:value="171">
            <text:p>171</text:p>
          </table:table-cell>
          <table:table-cell office:value-type="float" office:value="2.14">
            <text:p>2.14</text:p>
          </table:table-cell>
          <table:table-cell office:value-type="float" office:value="2885.84">
            <text:p>2885.84</text:p>
          </table:table-cell>
          <table:table-cell office:value-type="float" office:value="61686">
            <text:p>61686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260 </text:p>
          </table:table-cell>
          <table:table-cell office:value-type="string">
            <text:p>a2_loss=12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 office:value-type="float" office:value="497819">
            <text:p>497819</text:p>
          </table:table-cell>
          <table:table-cell office:value-type="float" office:value="171">
            <text:p>171</text:p>
          </table:table-cell>
          <table:table-cell office:value-type="float" office:value="2.15">
            <text:p>2.15</text:p>
          </table:table-cell>
          <table:table-cell office:value-type="float" office:value="2911.22">
            <text:p>2911.22</text:p>
          </table:table-cell>
          <table:table-cell office:value-type="float" office:value="61686">
            <text:p>61686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280 </text:p>
          </table:table-cell>
          <table:table-cell office:value-type="string">
            <text:p>a2_loss=12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office:value-type="float" office:value="516879">
            <text:p>516879</text:p>
          </table:table-cell>
          <table:table-cell office:value-type="float" office:value="171">
            <text:p>171</text:p>
          </table:table-cell>
          <table:table-cell office:value-type="float" office:value="2.19">
            <text:p>2.19</text:p>
          </table:table-cell>
          <table:table-cell office:value-type="float" office:value="3022.68">
            <text:p>3022.68</text:p>
          </table:table-cell>
          <table:table-cell office:value-type="float" office:value="61686">
            <text:p>61686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300 </text:p>
          </table:table-cell>
          <table:table-cell office:value-type="string">
            <text:p>a2_loss=12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113">
            <text:p>113</text:p>
          </table:table-cell>
          <table:table-cell office:value-type="float" office:value="475540">
            <text:p>475540</text:p>
          </table:table-cell>
          <table:table-cell office:value-type="float" office:value="171">
            <text:p>171</text:p>
          </table:table-cell>
          <table:table-cell office:value-type="float" office:value="2.07">
            <text:p>2.07</text:p>
          </table:table-cell>
          <table:table-cell office:value-type="float" office:value="2780.94">
            <text:p>2780.94</text:p>
          </table:table-cell>
          <table:table-cell office:value-type="float" office:value="61686">
            <text:p>61686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320 </text:p>
          </table:table-cell>
          <table:table-cell office:value-type="string">
            <text:p>a2_loss=12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114">
            <text:p>114</text:p>
          </table:table-cell>
          <table:table-cell office:value-type="float" office:value="483260">
            <text:p>483260</text:p>
          </table:table-cell>
          <table:table-cell office:value-type="float" office:value="171">
            <text:p>171</text:p>
          </table:table-cell>
          <table:table-cell office:value-type="float" office:value="2.09">
            <text:p>2.09</text:p>
          </table:table-cell>
          <table:table-cell office:value-type="float" office:value="2826.08">
            <text:p>2826.08</text:p>
          </table:table-cell>
          <table:table-cell office:value-type="float" office:value="61686">
            <text:p>61686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340 </text:p>
          </table:table-cell>
          <table:table-cell office:value-type="string">
            <text:p>a2_loss=12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office:value-type="float" office:value="479773">
            <text:p>479773</text:p>
          </table:table-cell>
          <table:table-cell office:value-type="float" office:value="171">
            <text:p>171</text:p>
          </table:table-cell>
          <table:table-cell office:value-type="float" office:value="2.08">
            <text:p>2.08</text:p>
          </table:table-cell>
          <table:table-cell office:value-type="float" office:value="2805.69">
            <text:p>2805.69</text:p>
          </table:table-cell>
          <table:table-cell office:value-type="float" office:value="61686">
            <text:p>61686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360 </text:p>
          </table:table-cell>
          <table:table-cell office:value-type="string">
            <text:p>a2_loss=12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 office:value-type="float" office:value="460033">
            <text:p>460033</text:p>
          </table:table-cell>
          <table:table-cell office:value-type="float" office:value="171">
            <text:p>171</text:p>
          </table:table-cell>
          <table:table-cell office:value-type="float" office:value="2.04">
            <text:p>2.04</text:p>
          </table:table-cell>
          <table:table-cell office:value-type="float" office:value="2690.25">
            <text:p>2690.25</text:p>
          </table:table-cell>
          <table:table-cell office:value-type="float" office:value="62382">
            <text:p>62382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380 </text:p>
          </table:table-cell>
          <table:table-cell office:value-type="string">
            <text:p>a2_loss=12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office:value-type="float" office:value="464373">
            <text:p>464373</text:p>
          </table:table-cell>
          <table:table-cell office:value-type="float" office:value="171">
            <text:p>171</text:p>
          </table:table-cell>
          <table:table-cell office:value-type="float" office:value="2.05">
            <text:p>2.05</text:p>
          </table:table-cell>
          <table:table-cell office:value-type="float" office:value="2715.63">
            <text:p>2715.63</text:p>
          </table:table-cell>
          <table:table-cell office:value-type="float" office:value="62362">
            <text:p>62362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400 </text:p>
          </table:table-cell>
          <table:table-cell office:value-type="string">
            <text:p>a2_loss=12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office:value-type="float" office:value="467881">
            <text:p>467881</text:p>
          </table:table-cell>
          <table:table-cell office:value-type="float" office:value="171">
            <text:p>171</text:p>
          </table:table-cell>
          <table:table-cell office:value-type="float" office:value="2.09">
            <text:p>2.09</text:p>
          </table:table-cell>
          <table:table-cell office:value-type="float" office:value="2736.15">
            <text:p>2736.15</text:p>
          </table:table-cell>
          <table:table-cell office:value-type="float" office:value="61400">
            <text:p>61400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160 </text:p>
          </table:table-cell>
          <table:table-cell office:value-type="string">
            <text:p>a2_loss=13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office:value-type="float" office:value="470686">
            <text:p>470686</text:p>
          </table:table-cell>
          <table:table-cell office:value-type="float" office:value="171">
            <text:p>171</text:p>
          </table:table-cell>
          <table:table-cell office:value-type="float" office:value="2.07">
            <text:p>2.07</text:p>
          </table:table-cell>
          <table:table-cell office:value-type="float" office:value="2752.55">
            <text:p>2752.55</text:p>
          </table:table-cell>
          <table:table-cell office:value-type="float" office:value="58501">
            <text:p>58501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180 </text:p>
          </table:table-cell>
          <table:table-cell office:value-type="string">
            <text:p>a2_loss=13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481346">
            <text:p>481346</text:p>
          </table:table-cell>
          <table:table-cell office:value-type="float" office:value="171">
            <text:p>171</text:p>
          </table:table-cell>
          <table:table-cell office:value-type="float" office:value="2.09">
            <text:p>2.09</text:p>
          </table:table-cell>
          <table:table-cell office:value-type="float" office:value="2814.89">
            <text:p>2814.89</text:p>
          </table:table-cell>
          <table:table-cell office:value-type="float" office:value="57841">
            <text:p>57841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200 </text:p>
          </table:table-cell>
          <table:table-cell office:value-type="string">
            <text:p>a2_loss=13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office:value-type="float" office:value="445296">
            <text:p>445296</text:p>
          </table:table-cell>
          <table:table-cell office:value-type="float" office:value="171">
            <text:p>171</text:p>
          </table:table-cell>
          <table:table-cell office:value-type="float" office:value="1.99">
            <text:p>1.99</text:p>
          </table:table-cell>
          <table:table-cell office:value-type="float" office:value="2604.07">
            <text:p>2604.07</text:p>
          </table:table-cell>
          <table:table-cell office:value-type="float" office:value="57821">
            <text:p>57821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220 </text:p>
          </table:table-cell>
          <table:table-cell office:value-type="string">
            <text:p>a2_loss=13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 office:value-type="float" office:value="472312">
            <text:p>472312</text:p>
          </table:table-cell>
          <table:table-cell office:value-type="float" office:value="171">
            <text:p>171</text:p>
          </table:table-cell>
          <table:table-cell office:value-type="float" office:value="2.05">
            <text:p>2.05</text:p>
          </table:table-cell>
          <table:table-cell office:value-type="float" office:value="2762.06">
            <text:p>2762.06</text:p>
          </table:table-cell>
          <table:table-cell office:value-type="float" office:value="63306">
            <text:p>63306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240 </text:p>
          </table:table-cell>
          <table:table-cell office:value-type="string">
            <text:p>a2_loss=13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 office:value-type="float" office:value="478491">
            <text:p>478491</text:p>
          </table:table-cell>
          <table:table-cell office:value-type="float" office:value="171">
            <text:p>171</text:p>
          </table:table-cell>
          <table:table-cell office:value-type="float" office:value="2.07">
            <text:p>2.07</text:p>
          </table:table-cell>
          <table:table-cell office:value-type="float" office:value="2798.19">
            <text:p>2798.19</text:p>
          </table:table-cell>
          <table:table-cell office:value-type="float" office:value="63306">
            <text:p>63306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260 </text:p>
          </table:table-cell>
          <table:table-cell office:value-type="string">
            <text:p>a2_loss=13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office:value-type="float" office:value="482831">
            <text:p>482831</text:p>
          </table:table-cell>
          <table:table-cell office:value-type="float" office:value="171">
            <text:p>171</text:p>
          </table:table-cell>
          <table:table-cell office:value-type="float" office:value="2.08">
            <text:p>2.08</text:p>
          </table:table-cell>
          <table:table-cell office:value-type="float" office:value="2823.57">
            <text:p>2823.57</text:p>
          </table:table-cell>
          <table:table-cell office:value-type="float" office:value="63306">
            <text:p>63306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280 </text:p>
          </table:table-cell>
          <table:table-cell office:value-type="string">
            <text:p>a2_loss=13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501891">
            <text:p>501891</text:p>
          </table:table-cell>
          <table:table-cell office:value-type="float" office:value="171">
            <text:p>171</text:p>
          </table:table-cell>
          <table:table-cell office:value-type="float" office:value="2.12">
            <text:p>2.12</text:p>
          </table:table-cell>
          <table:table-cell office:value-type="float" office:value="2935.04">
            <text:p>2935.04</text:p>
          </table:table-cell>
          <table:table-cell office:value-type="float" office:value="63306">
            <text:p>63306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300 </text:p>
          </table:table-cell>
          <table:table-cell office:value-type="string">
            <text:p>a2_loss=13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459752">
            <text:p>459752</text:p>
          </table:table-cell>
          <table:table-cell office:value-type="float" office:value="171">
            <text:p>171</text:p>
          </table:table-cell>
          <table:table-cell office:value-type="float" office:value="2">
            <text:p>2</text:p>
          </table:table-cell>
          <table:table-cell office:value-type="float" office:value="2688.61">
            <text:p>2688.61</text:p>
          </table:table-cell>
          <table:table-cell office:value-type="float" office:value="63306">
            <text:p>63306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320 </text:p>
          </table:table-cell>
          <table:table-cell office:value-type="string">
            <text:p>a2_loss=13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office:value-type="float" office:value="467472">
            <text:p>467472</text:p>
          </table:table-cell>
          <table:table-cell office:value-type="float" office:value="171">
            <text:p>171</text:p>
          </table:table-cell>
          <table:table-cell office:value-type="float" office:value="2.02">
            <text:p>2.02</text:p>
          </table:table-cell>
          <table:table-cell office:value-type="float" office:value="2733.75">
            <text:p>2733.75</text:p>
          </table:table-cell>
          <table:table-cell office:value-type="float" office:value="63306">
            <text:p>63306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340 </text:p>
          </table:table-cell>
          <table:table-cell office:value-type="string">
            <text:p>a2_loss=13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463985">
            <text:p>463985</text:p>
          </table:table-cell>
          <table:table-cell office:value-type="float" office:value="171">
            <text:p>171</text:p>
          </table:table-cell>
          <table:table-cell office:value-type="float" office:value="2.01">
            <text:p>2.01</text:p>
          </table:table-cell>
          <table:table-cell office:value-type="float" office:value="2713.36">
            <text:p>2713.36</text:p>
          </table:table-cell>
          <table:table-cell office:value-type="float" office:value="63306">
            <text:p>63306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360 </text:p>
          </table:table-cell>
          <table:table-cell office:value-type="string">
            <text:p>a2_loss=13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 office:value-type="float" office:value="444245">
            <text:p>444245</text:p>
          </table:table-cell>
          <table:table-cell office:value-type="float" office:value="171">
            <text:p>171</text:p>
          </table:table-cell>
          <table:table-cell office:value-type="float" office:value="1.97">
            <text:p>1.97</text:p>
          </table:table-cell>
          <table:table-cell office:value-type="float" office:value="2597.92">
            <text:p>2597.92</text:p>
          </table:table-cell>
          <table:table-cell office:value-type="float" office:value="64710">
            <text:p>64710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380 </text:p>
          </table:table-cell>
          <table:table-cell office:value-type="string">
            <text:p>a2_loss=13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448585">
            <text:p>448585</text:p>
          </table:table-cell>
          <table:table-cell office:value-type="float" office:value="171">
            <text:p>171</text:p>
          </table:table-cell>
          <table:table-cell office:value-type="float" office:value="1.98">
            <text:p>1.98</text:p>
          </table:table-cell>
          <table:table-cell office:value-type="float" office:value="2623.3">
            <text:p>2623.3</text:p>
          </table:table-cell>
          <table:table-cell office:value-type="float" office:value="64690">
            <text:p>64690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400 </text:p>
          </table:table-cell>
          <table:table-cell office:value-type="string">
            <text:p>a2_loss=13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 office:value-type="float" office:value="400671">
            <text:p>400671</text:p>
          </table:table-cell>
          <table:table-cell office:value-type="float" office:value="171">
            <text:p>171</text:p>
          </table:table-cell>
          <table:table-cell office:value-type="float" office:value="2.04">
            <text:p>2.04</text:p>
          </table:table-cell>
          <table:table-cell office:value-type="float" office:value="2343.11">
            <text:p>2343.11</text:p>
          </table:table-cell>
          <table:table-cell office:value-type="float" office:value="58630">
            <text:p>58630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160 </text:p>
          </table:table-cell>
          <table:table-cell office:value-type="string">
            <text:p>a2_loss=14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132">
            <text:p>132</text:p>
          </table:table-cell>
          <table:table-cell office:value-type="float" office:value="402416">
            <text:p>402416</text:p>
          </table:table-cell>
          <table:table-cell office:value-type="float" office:value="171">
            <text:p>171</text:p>
          </table:table-cell>
          <table:table-cell office:value-type="float" office:value="2.02">
            <text:p>2.02</text:p>
          </table:table-cell>
          <table:table-cell office:value-type="float" office:value="2353.31">
            <text:p>2353.31</text:p>
          </table:table-cell>
          <table:table-cell office:value-type="float" office:value="54901">
            <text:p>54901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180 </text:p>
          </table:table-cell>
          <table:table-cell office:value-type="string">
            <text:p>a2_loss=14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 office:value-type="float" office:value="411746">
            <text:p>411746</text:p>
          </table:table-cell>
          <table:table-cell office:value-type="float" office:value="171">
            <text:p>171</text:p>
          </table:table-cell>
          <table:table-cell office:value-type="float" office:value="2.04">
            <text:p>2.04</text:p>
          </table:table-cell>
          <table:table-cell office:value-type="float" office:value="2407.87">
            <text:p>2407.87</text:p>
          </table:table-cell>
          <table:table-cell office:value-type="float" office:value="54111">
            <text:p>54111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200 </text:p>
          </table:table-cell>
          <table:table-cell office:value-type="string">
            <text:p>a2_loss=14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 office:value-type="float" office:value="380275">
            <text:p>380275</text:p>
          </table:table-cell>
          <table:table-cell office:value-type="float" office:value="171">
            <text:p>171</text:p>
          </table:table-cell>
          <table:table-cell office:value-type="float" office:value="1.95">
            <text:p>1.95</text:p>
          </table:table-cell>
          <table:table-cell office:value-type="float" office:value="2223.83">
            <text:p>2223.83</text:p>
          </table:table-cell>
          <table:table-cell office:value-type="float" office:value="54091">
            <text:p>54091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220 </text:p>
          </table:table-cell>
          <table:table-cell office:value-type="string">
            <text:p>a2_loss=14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office:value-type="float" office:value="403871">
            <text:p>403871</text:p>
          </table:table-cell>
          <table:table-cell office:value-type="float" office:value="171">
            <text:p>171</text:p>
          </table:table-cell>
          <table:table-cell office:value-type="float" office:value="2.01">
            <text:p>2.01</text:p>
          </table:table-cell>
          <table:table-cell office:value-type="float" office:value="2361.82">
            <text:p>2361.82</text:p>
          </table:table-cell>
          <table:table-cell office:value-type="float" office:value="58936">
            <text:p>58936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240 </text:p>
          </table:table-cell>
          <table:table-cell office:value-type="string">
            <text:p>a2_loss=14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136">
            <text:p>136</text:p>
          </table:table-cell>
          <table:table-cell office:value-type="float" office:value="409280">
            <text:p>409280</text:p>
          </table:table-cell>
          <table:table-cell office:value-type="float" office:value="171">
            <text:p>171</text:p>
          </table:table-cell>
          <table:table-cell office:value-type="float" office:value="2.02">
            <text:p>2.02</text:p>
          </table:table-cell>
          <table:table-cell office:value-type="float" office:value="2393.45">
            <text:p>2393.45</text:p>
          </table:table-cell>
          <table:table-cell office:value-type="float" office:value="58936">
            <text:p>58936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260 </text:p>
          </table:table-cell>
          <table:table-cell office:value-type="string">
            <text:p>a2_loss=14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137">
            <text:p>137</text:p>
          </table:table-cell>
          <table:table-cell office:value-type="float" office:value="413080">
            <text:p>413080</text:p>
          </table:table-cell>
          <table:table-cell office:value-type="float" office:value="171">
            <text:p>171</text:p>
          </table:table-cell>
          <table:table-cell office:value-type="float" office:value="2.03">
            <text:p>2.03</text:p>
          </table:table-cell>
          <table:table-cell office:value-type="float" office:value="2415.67">
            <text:p>2415.67</text:p>
          </table:table-cell>
          <table:table-cell office:value-type="float" office:value="58936">
            <text:p>58936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280 </text:p>
          </table:table-cell>
          <table:table-cell office:value-type="string">
            <text:p>a2_loss=14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138">
            <text:p>138</text:p>
          </table:table-cell>
          <table:table-cell office:value-type="float" office:value="429760">
            <text:p>429760</text:p>
          </table:table-cell>
          <table:table-cell office:value-type="float" office:value="171">
            <text:p>171</text:p>
          </table:table-cell>
          <table:table-cell office:value-type="float" office:value="2.07">
            <text:p>2.07</text:p>
          </table:table-cell>
          <table:table-cell office:value-type="float" office:value="2513.22">
            <text:p>2513.22</text:p>
          </table:table-cell>
          <table:table-cell office:value-type="float" office:value="58936">
            <text:p>58936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300 </text:p>
          </table:table-cell>
          <table:table-cell office:value-type="string">
            <text:p>a2_loss=14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 office:value-type="float" office:value="392231">
            <text:p>392231</text:p>
          </table:table-cell>
          <table:table-cell office:value-type="float" office:value="171">
            <text:p>171</text:p>
          </table:table-cell>
          <table:table-cell office:value-type="float" office:value="1.95">
            <text:p>1.95</text:p>
          </table:table-cell>
          <table:table-cell office:value-type="float" office:value="2293.75">
            <text:p>2293.75</text:p>
          </table:table-cell>
          <table:table-cell office:value-type="float" office:value="58936">
            <text:p>58936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320 </text:p>
          </table:table-cell>
          <table:table-cell office:value-type="string">
            <text:p>a2_loss=14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398991">
            <text:p>398991</text:p>
          </table:table-cell>
          <table:table-cell office:value-type="float" office:value="171">
            <text:p>171</text:p>
          </table:table-cell>
          <table:table-cell office:value-type="float" office:value="1.97">
            <text:p>1.97</text:p>
          </table:table-cell>
          <table:table-cell office:value-type="float" office:value="2333.28">
            <text:p>2333.28</text:p>
          </table:table-cell>
          <table:table-cell office:value-type="float" office:value="58936">
            <text:p>58936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340 </text:p>
          </table:table-cell>
          <table:table-cell office:value-type="string">
            <text:p>a2_loss=14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 office:value-type="float" office:value="395944">
            <text:p>395944</text:p>
          </table:table-cell>
          <table:table-cell office:value-type="float" office:value="171">
            <text:p>171</text:p>
          </table:table-cell>
          <table:table-cell office:value-type="float" office:value="1.96">
            <text:p>1.96</text:p>
          </table:table-cell>
          <table:table-cell office:value-type="float" office:value="2315.46">
            <text:p>2315.46</text:p>
          </table:table-cell>
          <table:table-cell office:value-type="float" office:value="58936">
            <text:p>58936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360 </text:p>
          </table:table-cell>
          <table:table-cell office:value-type="string">
            <text:p>a2_loss=14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142">
            <text:p>142</text:p>
          </table:table-cell>
          <table:table-cell office:value-type="float" office:value="378674">
            <text:p>378674</text:p>
          </table:table-cell>
          <table:table-cell office:value-type="float" office:value="171">
            <text:p>171</text:p>
          </table:table-cell>
          <table:table-cell office:value-type="float" office:value="1.92">
            <text:p>1.92</text:p>
          </table:table-cell>
          <table:table-cell office:value-type="float" office:value="2214.47">
            <text:p>2214.47</text:p>
          </table:table-cell>
          <table:table-cell office:value-type="float" office:value="58936">
            <text:p>58936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380 </text:p>
          </table:table-cell>
          <table:table-cell office:value-type="string">
            <text:p>a2_loss=14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143">
            <text:p>143</text:p>
          </table:table-cell>
          <table:table-cell office:value-type="float" office:value="382474">
            <text:p>382474</text:p>
          </table:table-cell>
          <table:table-cell office:value-type="float" office:value="171">
            <text:p>171</text:p>
          </table:table-cell>
          <table:table-cell office:value-type="float" office:value="1.93">
            <text:p>1.93</text:p>
          </table:table-cell>
          <table:table-cell office:value-type="float" office:value="2236.69">
            <text:p>2236.69</text:p>
          </table:table-cell>
          <table:table-cell office:value-type="float" office:value="58936">
            <text:p>58936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400 </text:p>
          </table:table-cell>
          <table:table-cell office:value-type="string">
            <text:p>a2_loss=14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144">
            <text:p>144</text:p>
          </table:table-cell>
          <table:table-cell office:value-type="float" office:value="388201">
            <text:p>388201</text:p>
          </table:table-cell>
          <table:table-cell office:value-type="float" office:value="171">
            <text:p>171</text:p>
          </table:table-cell>
          <table:table-cell office:value-type="float" office:value="1.97">
            <text:p>1.97</text:p>
          </table:table-cell>
          <table:table-cell office:value-type="float" office:value="2270.18">
            <text:p>2270.18</text:p>
          </table:table-cell>
          <table:table-cell office:value-type="float" office:value="56120">
            <text:p>56120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160 </text:p>
          </table:table-cell>
          <table:table-cell office:value-type="string">
            <text:p>a2_loss=15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 office:value-type="float" office:value="389246">
            <text:p>389246</text:p>
          </table:table-cell>
          <table:table-cell office:value-type="float" office:value="171">
            <text:p>171</text:p>
          </table:table-cell>
          <table:table-cell office:value-type="float" office:value="1.95">
            <text:p>1.95</text:p>
          </table:table-cell>
          <table:table-cell office:value-type="float" office:value="2276.29">
            <text:p>2276.29</text:p>
          </table:table-cell>
          <table:table-cell office:value-type="float" office:value="52391">
            <text:p>52391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180 </text:p>
          </table:table-cell>
          <table:table-cell office:value-type="string">
            <text:p>a2_loss=15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146">
            <text:p>146</text:p>
          </table:table-cell>
          <table:table-cell office:value-type="float" office:value="398576">
            <text:p>398576</text:p>
          </table:table-cell>
          <table:table-cell office:value-type="float" office:value="171">
            <text:p>171</text:p>
          </table:table-cell>
          <table:table-cell office:value-type="float" office:value="1.97">
            <text:p>1.97</text:p>
          </table:table-cell>
          <table:table-cell office:value-type="float" office:value="2330.85">
            <text:p>2330.85</text:p>
          </table:table-cell>
          <table:table-cell office:value-type="float" office:value="50621">
            <text:p>50621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200 </text:p>
          </table:table-cell>
          <table:table-cell office:value-type="string">
            <text:p>a2_loss=15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147">
            <text:p>147</text:p>
          </table:table-cell>
          <table:table-cell office:value-type="float" office:value="367095">
            <text:p>367095</text:p>
          </table:table-cell>
          <table:table-cell office:value-type="float" office:value="171">
            <text:p>171</text:p>
          </table:table-cell>
          <table:table-cell office:value-type="float" office:value="1.89">
            <text:p>1.89</text:p>
          </table:table-cell>
          <table:table-cell office:value-type="float" office:value="2146.75">
            <text:p>2146.75</text:p>
          </table:table-cell>
          <table:table-cell office:value-type="float" office:value="50181">
            <text:p>50181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220 </text:p>
          </table:table-cell>
          <table:table-cell office:value-type="string">
            <text:p>a2_loss=15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148">
            <text:p>148</text:p>
          </table:table-cell>
          <table:table-cell office:value-type="float" office:value="390680">
            <text:p>390680</text:p>
          </table:table-cell>
          <table:table-cell office:value-type="float" office:value="171">
            <text:p>171</text:p>
          </table:table-cell>
          <table:table-cell office:value-type="float" office:value="1.94">
            <text:p>1.94</text:p>
          </table:table-cell>
          <table:table-cell office:value-type="float" office:value="2284.68">
            <text:p>2284.68</text:p>
          </table:table-cell>
          <table:table-cell office:value-type="float" office:value="55037">
            <text:p>55037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240 </text:p>
          </table:table-cell>
          <table:table-cell office:value-type="string">
            <text:p>a2_loss=15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149">
            <text:p>149</text:p>
          </table:table-cell>
          <table:table-cell office:value-type="float" office:value="396089">
            <text:p>396089</text:p>
          </table:table-cell>
          <table:table-cell office:value-type="float" office:value="171">
            <text:p>171</text:p>
          </table:table-cell>
          <table:table-cell office:value-type="float" office:value="1.96">
            <text:p>1.96</text:p>
          </table:table-cell>
          <table:table-cell office:value-type="float" office:value="2316.31">
            <text:p>2316.31</text:p>
          </table:table-cell>
          <table:table-cell office:value-type="float" office:value="55037">
            <text:p>55037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260 </text:p>
          </table:table-cell>
          <table:table-cell office:value-type="string">
            <text:p>a2_loss=15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399889">
            <text:p>399889</text:p>
          </table:table-cell>
          <table:table-cell office:value-type="float" office:value="171">
            <text:p>171</text:p>
          </table:table-cell>
          <table:table-cell office:value-type="float" office:value="1.96">
            <text:p>1.96</text:p>
          </table:table-cell>
          <table:table-cell office:value-type="float" office:value="2338.53">
            <text:p>2338.53</text:p>
          </table:table-cell>
          <table:table-cell office:value-type="float" office:value="55037">
            <text:p>55037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280 </text:p>
          </table:table-cell>
          <table:table-cell office:value-type="string">
            <text:p>a2_loss=15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151">
            <text:p>151</text:p>
          </table:table-cell>
          <table:table-cell office:value-type="float" office:value="416569">
            <text:p>416569</text:p>
          </table:table-cell>
          <table:table-cell office:value-type="float" office:value="171">
            <text:p>171</text:p>
          </table:table-cell>
          <table:table-cell office:value-type="float" office:value="2">
            <text:p>2</text:p>
          </table:table-cell>
          <table:table-cell office:value-type="float" office:value="2436.08">
            <text:p>2436.08</text:p>
          </table:table-cell>
          <table:table-cell office:value-type="float" office:value="55037">
            <text:p>55037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300 </text:p>
          </table:table-cell>
          <table:table-cell office:value-type="string">
            <text:p>a2_loss=15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152">
            <text:p>152</text:p>
          </table:table-cell>
          <table:table-cell office:value-type="float" office:value="378270">
            <text:p>378270</text:p>
          </table:table-cell>
          <table:table-cell office:value-type="float" office:value="171">
            <text:p>171</text:p>
          </table:table-cell>
          <table:table-cell office:value-type="float" office:value="1.89">
            <text:p>1.89</text:p>
          </table:table-cell>
          <table:table-cell office:value-type="float" office:value="2212.11">
            <text:p>2212.11</text:p>
          </table:table-cell>
          <table:table-cell office:value-type="float" office:value="55037">
            <text:p>55037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320 </text:p>
          </table:table-cell>
          <table:table-cell office:value-type="string">
            <text:p>a2_loss=15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153">
            <text:p>153</text:p>
          </table:table-cell>
          <table:table-cell office:value-type="float" office:value="385030">
            <text:p>385030</text:p>
          </table:table-cell>
          <table:table-cell office:value-type="float" office:value="171">
            <text:p>171</text:p>
          </table:table-cell>
          <table:table-cell office:value-type="float" office:value="1.91">
            <text:p>1.91</text:p>
          </table:table-cell>
          <table:table-cell office:value-type="float" office:value="2251.64">
            <text:p>2251.64</text:p>
          </table:table-cell>
          <table:table-cell office:value-type="float" office:value="55037">
            <text:p>55037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340 </text:p>
          </table:table-cell>
          <table:table-cell office:value-type="string">
            <text:p>a2_loss=15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154">
            <text:p>154</text:p>
          </table:table-cell>
          <table:table-cell office:value-type="float" office:value="381983">
            <text:p>381983</text:p>
          </table:table-cell>
          <table:table-cell office:value-type="float" office:value="171">
            <text:p>171</text:p>
          </table:table-cell>
          <table:table-cell office:value-type="float" office:value="1.9">
            <text:p>1.9</text:p>
          </table:table-cell>
          <table:table-cell office:value-type="float" office:value="2233.82">
            <text:p>2233.82</text:p>
          </table:table-cell>
          <table:table-cell office:value-type="float" office:value="55037">
            <text:p>55037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360 </text:p>
          </table:table-cell>
          <table:table-cell office:value-type="string">
            <text:p>a2_loss=15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office:value-type="float" office:value="364713">
            <text:p>364713</text:p>
          </table:table-cell>
          <table:table-cell office:value-type="float" office:value="171">
            <text:p>171</text:p>
          </table:table-cell>
          <table:table-cell office:value-type="float" office:value="1.86">
            <text:p>1.86</text:p>
          </table:table-cell>
          <table:table-cell office:value-type="float" office:value="2132.82">
            <text:p>2132.82</text:p>
          </table:table-cell>
          <table:table-cell office:value-type="float" office:value="60811">
            <text:p>60811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380 </text:p>
          </table:table-cell>
          <table:table-cell office:value-type="string">
            <text:p>a2_loss=15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156">
            <text:p>156</text:p>
          </table:table-cell>
          <table:table-cell office:value-type="float" office:value="368513">
            <text:p>368513</text:p>
          </table:table-cell>
          <table:table-cell office:value-type="float" office:value="171">
            <text:p>171</text:p>
          </table:table-cell>
          <table:table-cell office:value-type="float" office:value="1.87">
            <text:p>1.87</text:p>
          </table:table-cell>
          <table:table-cell office:value-type="float" office:value="2155.05">
            <text:p>2155.05</text:p>
          </table:table-cell>
          <table:table-cell office:value-type="float" office:value="60791">
            <text:p>60791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400 </text:p>
          </table:table-cell>
          <table:table-cell office:value-type="string">
            <text:p>a2_loss=15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157">
            <text:p>157</text:p>
          </table:table-cell>
          <table:table-cell office:value-type="float" office:value="335590">
            <text:p>335590</text:p>
          </table:table-cell>
          <table:table-cell office:value-type="float" office:value="171">
            <text:p>171</text:p>
          </table:table-cell>
          <table:table-cell office:value-type="float" office:value="1.96">
            <text:p>1.96</text:p>
          </table:table-cell>
          <table:table-cell office:value-type="float" office:value="1962.51">
            <text:p>1962.51</text:p>
          </table:table-cell>
          <table:table-cell office:value-type="float" office:value="51711">
            <text:p>51711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160 </text:p>
          </table:table-cell>
          <table:table-cell office:value-type="string">
            <text:p>a2_loss=16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158">
            <text:p>158</text:p>
          </table:table-cell>
          <table:table-cell office:value-type="float" office:value="337135">
            <text:p>337135</text:p>
          </table:table-cell>
          <table:table-cell office:value-type="float" office:value="171">
            <text:p>171</text:p>
          </table:table-cell>
          <table:table-cell office:value-type="float" office:value="1.94">
            <text:p>1.94</text:p>
          </table:table-cell>
          <table:table-cell office:value-type="float" office:value="1971.55">
            <text:p>1971.55</text:p>
          </table:table-cell>
          <table:table-cell office:value-type="float" office:value="48512">
            <text:p>48512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180 </text:p>
          </table:table-cell>
          <table:table-cell office:value-type="string">
            <text:p>a2_loss=16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159">
            <text:p>159</text:p>
          </table:table-cell>
          <table:table-cell office:value-type="float" office:value="341415">
            <text:p>341415</text:p>
          </table:table-cell>
          <table:table-cell office:value-type="float" office:value="171">
            <text:p>171</text:p>
          </table:table-cell>
          <table:table-cell office:value-type="float" office:value="1.95">
            <text:p>1.95</text:p>
          </table:table-cell>
          <table:table-cell office:value-type="float" office:value="1996.58">
            <text:p>1996.58</text:p>
          </table:table-cell>
          <table:table-cell office:value-type="float" office:value="46992">
            <text:p>46992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200 </text:p>
          </table:table-cell>
          <table:table-cell office:value-type="string">
            <text:p>a2_loss=16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314375">
            <text:p>314375</text:p>
          </table:table-cell>
          <table:table-cell office:value-type="float" office:value="171">
            <text:p>171</text:p>
          </table:table-cell>
          <table:table-cell office:value-type="float" office:value="1.87">
            <text:p>1.87</text:p>
          </table:table-cell>
          <table:table-cell office:value-type="float" office:value="1838.45">
            <text:p>1838.45</text:p>
          </table:table-cell>
          <table:table-cell office:value-type="float" office:value="45772">
            <text:p>45772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220 </text:p>
          </table:table-cell>
          <table:table-cell office:value-type="string">
            <text:p>a2_loss=16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161">
            <text:p>161</text:p>
          </table:table-cell>
          <table:table-cell office:value-type="float" office:value="334541">
            <text:p>334541</text:p>
          </table:table-cell>
          <table:table-cell office:value-type="float" office:value="171">
            <text:p>171</text:p>
          </table:table-cell>
          <table:table-cell office:value-type="float" office:value="1.92">
            <text:p>1.92</text:p>
          </table:table-cell>
          <table:table-cell office:value-type="float" office:value="1956.38">
            <text:p>1956.38</text:p>
          </table:table-cell>
          <table:table-cell office:value-type="float" office:value="49627">
            <text:p>49627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240 </text:p>
          </table:table-cell>
          <table:table-cell office:value-type="string">
            <text:p>a2_loss=16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162">
            <text:p>162</text:p>
          </table:table-cell>
          <table:table-cell office:value-type="float" office:value="339180">
            <text:p>339180</text:p>
          </table:table-cell>
          <table:table-cell office:value-type="float" office:value="171">
            <text:p>171</text:p>
          </table:table-cell>
          <table:table-cell office:value-type="float" office:value="1.93">
            <text:p>1.93</text:p>
          </table:table-cell>
          <table:table-cell office:value-type="float" office:value="1983.51">
            <text:p>1983.51</text:p>
          </table:table-cell>
          <table:table-cell office:value-type="float" office:value="49627">
            <text:p>49627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260 </text:p>
          </table:table-cell>
          <table:table-cell office:value-type="string">
            <text:p>a2_loss=16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163">
            <text:p>163</text:p>
          </table:table-cell>
          <table:table-cell office:value-type="float" office:value="342440">
            <text:p>342440</text:p>
          </table:table-cell>
          <table:table-cell office:value-type="float" office:value="171">
            <text:p>171</text:p>
          </table:table-cell>
          <table:table-cell office:value-type="float" office:value="1.94">
            <text:p>1.94</text:p>
          </table:table-cell>
          <table:table-cell office:value-type="float" office:value="2002.57">
            <text:p>2002.57</text:p>
          </table:table-cell>
          <table:table-cell office:value-type="float" office:value="49627">
            <text:p>49627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280 </text:p>
          </table:table-cell>
          <table:table-cell office:value-type="string">
            <text:p>a2_loss=16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164">
            <text:p>164</text:p>
          </table:table-cell>
          <table:table-cell office:value-type="float" office:value="356740">
            <text:p>356740</text:p>
          </table:table-cell>
          <table:table-cell office:value-type="float" office:value="171">
            <text:p>171</text:p>
          </table:table-cell>
          <table:table-cell office:value-type="float" office:value="1.98">
            <text:p>1.98</text:p>
          </table:table-cell>
          <table:table-cell office:value-type="float" office:value="2086.2">
            <text:p>2086.2</text:p>
          </table:table-cell>
          <table:table-cell office:value-type="float" office:value="49627">
            <text:p>49627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300 </text:p>
          </table:table-cell>
          <table:table-cell office:value-type="string">
            <text:p>a2_loss=16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 office:value-type="float" office:value="323361">
            <text:p>323361</text:p>
          </table:table-cell>
          <table:table-cell office:value-type="float" office:value="171">
            <text:p>171</text:p>
          </table:table-cell>
          <table:table-cell office:value-type="float" office:value="1.87">
            <text:p>1.87</text:p>
          </table:table-cell>
          <table:table-cell office:value-type="float" office:value="1891">
            <text:p>1891</text:p>
          </table:table-cell>
          <table:table-cell office:value-type="float" office:value="49627">
            <text:p>49627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320 </text:p>
          </table:table-cell>
          <table:table-cell office:value-type="string">
            <text:p>a2_loss=16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166">
            <text:p>166</text:p>
          </table:table-cell>
          <table:table-cell office:value-type="float" office:value="329161">
            <text:p>329161</text:p>
          </table:table-cell>
          <table:table-cell office:value-type="float" office:value="171">
            <text:p>171</text:p>
          </table:table-cell>
          <table:table-cell office:value-type="float" office:value="1.88">
            <text:p>1.88</text:p>
          </table:table-cell>
          <table:table-cell office:value-type="float" office:value="1924.92">
            <text:p>1924.92</text:p>
          </table:table-cell>
          <table:table-cell office:value-type="float" office:value="49627">
            <text:p>49627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340 </text:p>
          </table:table-cell>
          <table:table-cell office:value-type="string">
            <text:p>a2_loss=16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167">
            <text:p>167</text:p>
          </table:table-cell>
          <table:table-cell office:value-type="float" office:value="326554">
            <text:p>326554</text:p>
          </table:table-cell>
          <table:table-cell office:value-type="float" office:value="171">
            <text:p>171</text:p>
          </table:table-cell>
          <table:table-cell office:value-type="float" office:value="1.88">
            <text:p>1.88</text:p>
          </table:table-cell>
          <table:table-cell office:value-type="float" office:value="1909.67">
            <text:p>1909.67</text:p>
          </table:table-cell>
          <table:table-cell office:value-type="float" office:value="49627">
            <text:p>49627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360 </text:p>
          </table:table-cell>
          <table:table-cell office:value-type="string">
            <text:p>a2_loss=16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311754">
            <text:p>311754</text:p>
          </table:table-cell>
          <table:table-cell office:value-type="float" office:value="171">
            <text:p>171</text:p>
          </table:table-cell>
          <table:table-cell office:value-type="float" office:value="1.84">
            <text:p>1.84</text:p>
          </table:table-cell>
          <table:table-cell office:value-type="float" office:value="1823.12">
            <text:p>1823.12</text:p>
          </table:table-cell>
          <table:table-cell office:value-type="float" office:value="53900">
            <text:p>53900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380 </text:p>
          </table:table-cell>
          <table:table-cell office:value-type="string">
            <text:p>a2_loss=16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  <table:table-row table:style-name="ro2">
          <table:table-cell office:value-type="float" office:value="169">
            <text:p>169</text:p>
          </table:table-cell>
          <table:table-cell office:value-type="float" office:value="315014">
            <text:p>315014</text:p>
          </table:table-cell>
          <table:table-cell office:value-type="float" office:value="171">
            <text:p>171</text:p>
          </table:table-cell>
          <table:table-cell office:value-type="float" office:value="1.85">
            <text:p>1.85</text:p>
          </table:table-cell>
          <table:table-cell office:value-type="float" office:value="1842.19">
            <text:p>1842.19</text:p>
          </table:table-cell>
          <table:table-cell office:value-type="float" office:value="53880">
            <text:p>53880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2_profit=400 </text:p>
          </table:table-cell>
          <table:table-cell office:value-type="string">
            <text:p>a2_loss=160</text:p>
          </table:table-cell>
          <table:table-cell office:value-type="string">
            <text:p>one_time_loss=10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2_min_lots_mode=0 </text:p>
          </table:table-cell>
          <table:table-cell office:value-type="string">
            <text:p>a2_continue_loss=3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name="__Anonymous_Sheet_DB__1" table:target-range-address="point.A1:point.O104857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01">2022/12/01</text:date>, <text:time>13:33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igo ninomiya</meta:initial-creator>
    <meta:creation-date>2022-11-30T22:09:41.75</meta:creation-date>
    <dc:date>2022-12-01T13:33:09.62</dc:date>
    <dc:creator>keigo ninomiya</dc:creator>
    <meta:editing-duration>PT4H39M9S</meta:editing-duration>
    <meta:editing-cycles>3</meta:editing-cycles>
    <meta:generator>OpenOffice/4.1.13$Win32 OpenOffice.org_project/4113m1$Build-9810</meta:generator>
    <meta:document-statistic meta:table-count="3" meta:cell-count="2683" meta:object-count="0"/>
  </office:meta>
</office:document-meta>
</file>